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3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1" svg:font-family="OpenSymbol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6.294cm" table:align="center"/>
    </style:style>
    <style:style style:name="Tableau4.A" style:family="table-column">
      <style:table-column-properties style:column-width="0.6cm"/>
    </style:style>
    <style:style style:name="Tableau4.B" style:family="table-column">
      <style:table-column-properties style:column-width="2.589cm"/>
    </style:style>
    <style:style style:name="Tableau4.C" style:family="table-column">
      <style:table-column-properties style:column-width="3.104cm"/>
    </style:style>
    <style:style style:name="Tableau4.1" style:family="table-row">
      <style:table-row-properties style:row-height="1cm"/>
    </style:style>
    <style:style style:name="Tableau4.A1" style:family="table-cell">
      <style:table-cell-properties style:vertical-align="middle" fo:padding-left="0cm" fo:padding-right="0cm" fo:padding-top="0.101cm" fo:padding-bottom="0.101cm" fo:border="none"/>
    </style:style>
    <style:style style:name="Tableau4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style:vertical-align="middle" fo:padding="0.097cm" fo:border="0.5pt solid #000000"/>
    </style:style>
    <style:style style:name="Tableau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start" style:justify-single-word="false"/>
      <style:text-properties officeooo:paragraph-rsid="0211dd7e"/>
    </style:style>
    <style:style style:name="P2" style:family="paragraph" style:parent-style-name="Header">
      <style:paragraph-properties fo:text-align="start" style:justify-single-word="false"/>
      <style:text-properties officeooo:paragraph-rsid="0289fb01"/>
    </style:style>
    <style:style style:name="P3" style:family="paragraph" style:parent-style-name="Header">
      <style:paragraph-properties fo:text-align="start" style:justify-single-word="false"/>
      <style:text-properties officeooo:paragraph-rsid="02a56131"/>
    </style:style>
    <style:style style:name="P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5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" style:family="paragraph" style:parent-style-name="Header">
      <style:paragraph-properties fo:text-align="center" style:justify-single-word="false"/>
      <style:text-properties officeooo:paragraph-rsid="00ab054e"/>
    </style:style>
    <style:style style:name="P8" style:family="paragraph" style:parent-style-name="Header">
      <style:paragraph-properties fo:text-align="center" style:justify-single-word="false"/>
      <style:text-properties officeooo:paragraph-rsid="00c10aa6"/>
    </style:style>
    <style:style style:name="P9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10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1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12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13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4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8" style:family="paragraph" style:parent-style-name="Footer">
      <style:text-properties officeooo:paragraph-rsid="00c384cf"/>
    </style:style>
    <style:style style:name="P19" style:family="paragraph" style:parent-style-name="Footer">
      <style:paragraph-properties fo:text-align="start" style:justify-single-word="false"/>
      <style:text-properties officeooo:paragraph-rsid="0211dd7e"/>
    </style:style>
    <style:style style:name="P20" style:family="paragraph" style:parent-style-name="Footer">
      <style:paragraph-properties fo:text-align="start" style:justify-single-word="false"/>
      <style:text-properties officeooo:paragraph-rsid="00d4df5c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oter">
      <style:text-properties officeooo:rsid="0242edd8" officeooo:paragraph-rsid="0242edd8"/>
    </style:style>
    <style:style style:name="P23" style:family="paragraph" style:parent-style-name="Footer">
      <style:text-properties officeooo:paragraph-rsid="008d016c"/>
    </style:style>
    <style:style style:name="P24" style:family="paragraph" style:parent-style-name="Footer">
      <style:text-properties officeooo:paragraph-rsid="010f7046"/>
    </style:style>
    <style:style style:name="P25" style:family="paragraph" style:parent-style-name="Footer">
      <style:text-properties officeooo:paragraph-rsid="01120261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3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58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9" style:family="paragraph" style:parent-style-name="Footer">
      <style:paragraph-properties fo:text-align="end" style:justify-single-word="false"/>
      <style:text-properties officeooo:paragraph-rsid="00d4df5c"/>
    </style:style>
    <style:style style:name="P60" style:family="paragraph" style:parent-style-name="Footer">
      <style:text-properties officeooo:paragraph-rsid="00d4df5c"/>
    </style:style>
    <style:style style:name="P61" style:family="paragraph" style:parent-style-name="Footer">
      <style:text-properties officeooo:paragraph-rsid="00863005"/>
    </style:style>
    <style:style style:name="P62" style:family="paragraph" style:parent-style-name="Footer">
      <style:text-properties officeooo:paragraph-rsid="030c4d7d"/>
    </style:style>
    <style:style style:name="P63" style:family="paragraph" style:parent-style-name="Footer">
      <style:text-properties officeooo:paragraph-rsid="00a59a60"/>
    </style:style>
    <style:style style:name="P64" style:family="paragraph" style:parent-style-name="Footer">
      <style:text-properties officeooo:paragraph-rsid="004274bc"/>
    </style:style>
    <style:style style:name="P65" style:family="paragraph" style:parent-style-name="Footer">
      <style:text-properties officeooo:paragraph-rsid="00d8520c"/>
    </style:style>
    <style:style style:name="P66" style:family="paragraph" style:parent-style-name="Footer">
      <style:text-properties officeooo:paragraph-rsid="002aa84d"/>
    </style:style>
    <style:style style:name="P67" style:family="paragraph" style:parent-style-name="Footer">
      <style:text-properties officeooo:rsid="001f8a2d" officeooo:paragraph-rsid="00bd36bc"/>
    </style:style>
    <style:style style:name="P68" style:family="paragraph" style:parent-style-name="Footer">
      <style:text-properties officeooo:rsid="001f8a2d" officeooo:paragraph-rsid="002b33ed"/>
    </style:style>
    <style:style style:name="P69" style:family="paragraph" style:parent-style-name="Footer">
      <style:text-properties officeooo:rsid="011350d1" officeooo:paragraph-rsid="011350d1"/>
    </style:style>
    <style:style style:name="P70" style:family="paragraph" style:parent-style-name="Footer">
      <style:text-properties officeooo:rsid="0096b4e2" officeooo:paragraph-rsid="0096b4e2"/>
    </style:style>
    <style:style style:name="P71" style:family="paragraph" style:parent-style-name="Footer">
      <style:text-properties officeooo:paragraph-rsid="0096b4e2"/>
    </style:style>
    <style:style style:name="P72" style:family="paragraph" style:parent-style-name="Footer">
      <style:text-properties officeooo:paragraph-rsid="02a682f9"/>
    </style:style>
    <style:style style:name="P73" style:family="paragraph" style:parent-style-name="Header">
      <style:paragraph-properties fo:margin-left="0cm" fo:margin-right="0cm" fo:text-indent="0cm" style:auto-text-indent="false"/>
    </style:style>
    <style:style style:name="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7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0" style:family="paragraph" style:parent-style-name="_5f_Header_20_D_20_page_20_impaire_20__28_D_29_">
      <style:text-properties officeooo:paragraph-rsid="01a13e78"/>
    </style:style>
    <style:style style:name="P81" style:family="paragraph" style:parent-style-name="_5f_Header_20_G_20_page_20_impaire_20__28_D_29_">
      <style:text-properties officeooo:paragraph-rsid="01259ec2"/>
    </style:style>
    <style:style style:name="P82" style:family="paragraph" style:parent-style-name="_5f_Header_20_G_20_page_20_impaire_20__28_D_29_">
      <style:text-properties officeooo:paragraph-rsid="00c87b35"/>
    </style:style>
    <style:style style:name="P83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4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5" style:family="paragraph" style:parent-style-name="_5f_Header_20_G_20_page_20_paire_20__28_G_29_">
      <style:text-properties officeooo:paragraph-rsid="00eb2abc"/>
    </style:style>
    <style:style style:name="P86" style:family="paragraph" style:parent-style-name="_5f_Header_20_G_20_page_20_paire_20__28_G_29_">
      <style:paragraph-properties fo:text-align="start" style:justify-single-word="false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N_20_page_20_impaire_20__28_D_29_">
      <style:paragraph-properties fo:text-align="start" style:justify-single-word="false"/>
    </style:style>
    <style:style style:name="P89" style:family="paragraph" style:parent-style-name="_5f_Header_20_N_20_page_20_impaire_20__28_D_29_">
      <style:text-properties officeooo:rsid="0277791e" officeooo:paragraph-rsid="0277791e"/>
    </style:style>
    <style:style style:name="P90" style:family="paragraph" style:parent-style-name="_5f_Header_20_N_20_page_20_impaire_20__28_D_29_">
      <style:text-properties officeooo:rsid="027aa87d" officeooo:paragraph-rsid="027aa87d"/>
    </style:style>
    <style:style style:name="P9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0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1" style:family="paragraph" style:parent-style-name="_5f_Paragraphe_5f_Réponse_5f_Pointillés_5f_Grisés">
      <style:text-properties officeooo:paragraph-rsid="025e25ba"/>
    </style:style>
    <style:style style:name="P102" style:family="paragraph" style:parent-style-name="_5f_Paragraphe_5f_Réponse_5f_Pointillés_5f_Grisés">
      <style:text-properties officeooo:paragraph-rsid="025f208b"/>
    </style:style>
    <style:style style:name="P103" style:family="paragraph" style:parent-style-name="_5f_Tableau_5f_Centré">
      <style:paragraph-properties fo:text-align="end" style:justify-single-word="false"/>
      <style:text-properties fo:color="#b3b3b3" loext:opacity="100%" style:font-name="Bitstream Vera Sans3" fo:font-size="10pt" fo:language="fr" fo:country="FR" fo:font-style="normal" officeooo:paragraph-rsid="025ca3ea" style:letter-kerning="true" fo:background-color="transparent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4" style:family="paragraph" style:parent-style-name="_5f_Tableau_5f_Centré">
      <style:paragraph-properties fo:text-align="end" style:justify-single-word="false"/>
      <style:text-properties fo:color="#b3b3b3" loext:opacity="100%" style:font-name="Bitstream Vera Sans3" fo:font-size="10pt" fo:language="fr" fo:country="FR" fo:font-style="normal" officeooo:paragraph-rsid="025e25ba" style:letter-kerning="true" fo:background-color="transparent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5" style:family="paragraph" style:parent-style-name="_5f_Footer_20_page_20_impaire_20__28_D_29_"/>
    <style:style style:name="P106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7" style:family="paragraph" style:parent-style-name="_5f_Footer_20_page_20_paire_20__28_G_29_"/>
    <style:style style:name="P108" style:family="paragraph" style:parent-style-name="_5f_Footer_20_page_20_paire_20__28_G_29_">
      <style:text-properties fo:font-size="9pt" style:font-size-asian="9pt" style:font-size-complex="9pt"/>
    </style:style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remier_5f_Titre_5f_Exercices_5f_avec_5f_Num_5f_Exo_5f_sans_5f_Titre" style:master-page-name="_35__5f_3_5f_SERIE_5f_N_5f_GAUCHE_5f_ET_5f_DROITE_5f_2COL">
      <style:paragraph-properties style:page-number="190" fo:break-before="auto" fo:break-after="auto"/>
    </style:style>
    <style:style style:name="P111" style:family="paragraph">
      <style:paragraph-properties fo:text-align="center"/>
    </style:style>
    <style:style style:name="P11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d7e12c"/>
    </style:style>
    <style:style style:name="P11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19" style:family="paragraph">
      <loext:graphic-properties draw:fill="solid" draw:fill-color="#7fb241"/>
    </style:style>
    <style:style style:name="P120" style:family="paragraph">
      <loext:graphic-properties draw:fill="solid" draw:fill-color="#1ca2b8"/>
    </style:style>
    <style:style style:name="P121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d62e4e"/>
    </style:style>
    <style:style style:name="P12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3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23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24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25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26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27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28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29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0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31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32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33" style:family="text">
      <style:text-properties fo:font-variant="small-caps" fo:color="#9d0f89" loext:opacity="100%" style:font-name="Bitstream Vera Sans" fo:font-size="16pt" fo:font-weight="bold" officeooo:rsid="01a13e78"/>
    </style:style>
    <style:style style:name="T34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63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64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65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66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67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10c4d3a"/>
    </style:style>
    <style:style style:name="T149" style:family="text">
      <style:text-properties officeooo:rsid="00b6801f"/>
    </style:style>
    <style:style style:name="T150" style:family="text">
      <style:text-properties fo:font-size="16pt" style:font-size-asian="16pt" style:font-size-complex="16pt"/>
    </style:style>
    <style:style style:name="T151" style:family="text">
      <style:text-properties officeooo:rsid="01f8729d"/>
    </style:style>
    <style:style style:name="T152" style:family="text">
      <style:text-properties officeooo:rsid="01b6dc57"/>
    </style:style>
    <style:style style:name="T153" style:family="text">
      <style:text-properties officeooo:rsid="00b5d2d1"/>
    </style:style>
    <style:style style:name="T154" style:family="text">
      <style:text-properties officeooo:rsid="015f088a"/>
    </style:style>
    <style:style style:name="T155" style:family="text">
      <style:text-properties officeooo:rsid="0160d7ef"/>
    </style:style>
    <style:style style:name="T156" style:family="text">
      <style:text-properties officeooo:rsid="02735980"/>
    </style:style>
    <style:style style:name="T157" style:family="text">
      <style:text-properties officeooo:rsid="02757f12"/>
    </style:style>
    <style:style style:name="T158" style:family="text">
      <style:text-properties officeooo:rsid="0272f9e5"/>
    </style:style>
    <style:style style:name="T159" style:family="text">
      <style:text-properties officeooo:rsid="026ec296"/>
    </style:style>
    <style:style style:name="T160" style:family="text">
      <style:text-properties officeooo:rsid="0268e0aa"/>
    </style:style>
    <style:style style:name="T161" style:family="text">
      <style:text-properties officeooo:rsid="0072f07f"/>
    </style:style>
    <style:style style:name="T16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3" style:family="text">
      <style:text-properties style:text-position="0% 100%" fo:font-size="10pt" officeooo:rsid="023b6b30" style:font-size-asian="10pt" style:font-size-complex="10pt"/>
    </style:style>
    <style:style style:name="T164" style:family="text">
      <style:text-properties style:text-position="0% 100%" officeooo:rsid="023b6b30" style:font-size-asian="10pt" style:font-size-complex="10pt"/>
    </style:style>
    <style:style style:name="T165" style:family="text">
      <style:text-properties style:text-position="0% 100%" officeooo:rsid="00104129" style:font-size-asian="10pt" style:font-size-complex="10pt"/>
    </style:style>
    <style:style style:name="T166" style:family="text">
      <style:text-properties style:text-position="0% 100%" officeooo:rsid="000b0d7a" style:font-size-asian="10pt" style:font-size-complex="10pt"/>
    </style:style>
    <style:style style:name="T167" style:family="text">
      <style:text-properties officeooo:rsid="014407b5"/>
    </style:style>
    <style:style style:name="T168" style:family="text">
      <style:text-properties officeooo:rsid="0334a5be"/>
    </style:style>
    <style:style style:name="T169" style:family="text">
      <style:text-properties officeooo:rsid="0315af39"/>
    </style:style>
    <style:style style:name="T170" style:family="text">
      <style:text-properties officeooo:rsid="008d016c"/>
    </style:style>
    <style:style style:name="T171" style:family="text">
      <style:text-properties officeooo:rsid="009e3fdd"/>
    </style:style>
    <style:style style:name="T172" style:family="text">
      <style:text-properties officeooo:rsid="00a4cf55"/>
    </style:style>
    <style:style style:name="T173" style:family="text">
      <style:text-properties officeooo:rsid="005a3fa8"/>
    </style:style>
    <style:style style:name="T174" style:family="text">
      <style:text-properties officeooo:rsid="00415f3a"/>
    </style:style>
    <style:style style:name="T175" style:family="text">
      <style:text-properties officeooo:rsid="00386ebd"/>
    </style:style>
    <style:style style:name="T176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7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8" style:family="text">
      <style:text-properties officeooo:rsid="00a59a60"/>
    </style:style>
    <style:style style:name="T179" style:family="text">
      <style:text-properties officeooo:rsid="01fe03f2"/>
    </style:style>
    <style:style style:name="T180" style:family="text">
      <style:text-properties officeooo:rsid="0096b4e2"/>
    </style:style>
    <style:style style:name="T181" style:family="text">
      <style:text-properties officeooo:rsid="0032e83a"/>
    </style:style>
    <style:style style:name="T182" style:family="text">
      <style:text-properties officeooo:rsid="002b33ed"/>
    </style:style>
    <style:style style:name="T183" style:family="text">
      <style:text-properties officeooo:rsid="00a59037"/>
    </style:style>
    <style:style style:name="T184" style:family="text">
      <style:text-properties officeooo:rsid="000b0d7a"/>
    </style:style>
    <style:style style:name="T185" style:family="text">
      <style:text-properties officeooo:rsid="025ca3ea"/>
    </style:style>
    <style:style style:name="T186" style:family="text">
      <style:text-properties fo:font-size="10pt" officeooo:rsid="025ca3ea" style:font-size-asian="10pt" style:font-size-complex="10pt"/>
    </style:style>
    <style:style style:name="T187" style:family="text">
      <style:text-properties fo:font-size="10pt" fo:font-style="normal" officeooo:rsid="025e25ba" style:font-size-asian="10pt" style:font-size-complex="10pt"/>
    </style:style>
    <style:style style:name="T188" style:family="text">
      <style:text-properties officeooo:rsid="025ca3ea" style:font-size-complex="10pt"/>
    </style:style>
    <style:style style:name="T189" style:family="text">
      <style:text-properties officeooo:rsid="025e25ba" style:font-size-complex="10pt"/>
    </style:style>
    <style:style style:name="T190" style:family="text">
      <style:text-properties fo:color="#000000" loext:opacity="100%" style:font-name="Bitstream Vera Sans" fo:font-size="10pt" fo:language="fr" fo:country="FR" fo:font-style="normal" officeooo:rsid="025e25ba" style:letter-kerning="true" fo:background-color="#ffff00" loext:char-shading-value="0" style:font-name-asian="Bitstream Vera Sans6" style:font-size-asian="10pt" style:language-asian="zh" style:country-asian="CN" style:font-name-complex="Bitstream Vera Sans6" style:font-size-complex="10pt" style:language-complex="hi" style:country-complex="IN"/>
    </style:style>
    <style:style style:name="T191" style:family="text">
      <style:text-properties fo:color="#000000" loext:opacity="100%" style:font-name="Bitstream Vera Sans" fo:font-size="10pt" fo:language="fr" fo:country="FR" officeooo:rsid="025ca3ea" style:letter-kerning="true" fo:background-color="#ffff00" loext:char-shading-value="0" style:font-name-asian="Bitstream Vera Sans6" style:font-size-asian="10pt" style:language-asian="zh" style:country-asian="CN" style:font-name-complex="Bitstream Vera Sans6" style:font-size-complex="10pt" style:language-complex="hi" style:country-complex="IN"/>
    </style:style>
    <style:style style:name="T192" style:family="text">
      <style:text-properties fo:color="#000000" loext:opacity="100%" style:font-name="Bitstream Vera Sans" fo:font-size="10pt" fo:language="fr" fo:country="FR" officeooo:rsid="025f208b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3" style:family="text">
      <style:text-properties fo:font-style="normal" officeooo:rsid="025e25ba" style:font-size-complex="10pt"/>
    </style:style>
    <style:style style:name="T194" style:family="text">
      <style:text-properties fo:font-style="normal" officeooo:rsid="025e25ba"/>
    </style:style>
    <style:style style:name="T195" style:family="text">
      <style:text-properties officeooo:rsid="025e25ba"/>
    </style:style>
    <style:style style:name="T196" style:family="text">
      <style:text-properties fo:language="fr" fo:country="FR" officeooo:rsid="025e25ba" style:letter-kerning="true" style:font-name-asian="Bitstream Vera Sans6" style:font-size-asian="10pt" style:language-asian="zh" style:country-asian="CN" style:font-name-complex="Bitstream Vera Sans6" style:font-size-complex="10pt" style:language-complex="hi" style:country-complex="IN"/>
    </style:style>
    <style:style style:name="T197" style:family="text">
      <style:text-properties officeooo:rsid="025f208b"/>
    </style:style>
    <style:style style:name="T198" style:family="text"/>
    <style:style style:name="T199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T200" style:family="text"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Shape2_1" draw:style-name="gr18" draw:text-style-name="P123" svg:width="3.918cm" svg:height="1.031cm" draw:transform="rotate (0.0876155284501153) translate (0.137583333333333cm 0.342194444444444cm)">
        <draw:text-box>
          <text:p text:style-name="P111"><text:span text:style-name="T200">Fiche supplémentaire</text:span></text:p>
        </draw:text-box>
      </draw:frame>
      <draw:line text:anchor-type="page" text:anchor-page-number="1" draw:z-index="2" draw:name="Shape3_0" draw:style-name="gr19" draw:text-style-name="P111" svg:x1="7.592cm" svg:y1="1.489cm" svg:x2="21.998cm" svg:y2="1.411cm">
        <text:p/>
      </draw:line>
      <draw:frame text:anchor-type="page" text:anchor-page-number="1" draw:z-index="1" draw:name="Shape8_0" draw:style-name="gr20" draw:text-style-name="P118" svg:width="2.703cm" svg:height="0.715cm" draw:transform="rotate (0.0872664625997165) translate (1.32644444444444cm 1.21884722222222cm)">
        <draw:text-box>
          <text:p text:style-name="P111"><text:span text:style-name="T199">Série 3</text:span></text:p>
        </draw:text-box>
      </draw:frame>
      <draw:path text:anchor-type="page" text:anchor-page-number="1" draw:z-index="0" draw:name="Shape1" draw:style-name="gr21" draw:text-style-name="P114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section text:style-name="Sect2" text:name="Section1">
              <text:list xml:id="list3947327887" text:style-name="_5f_Numérotation_20_des_20_exercices">
                <text:list-item text:start-value="1">
                  <text:h text:style-name="P110" text:outline-level="1" text:restart-numbering="true" text:start-value="1">Convertis chaque mesure en millilitres.</text:h>
                </text:list-item>
              </text:list>
              <table:table table:name="Tableau4" table:style-name="Tableau4">
                <table:table-column table:style-name="Tableau4.A"/>
                <table:table-column table:style-name="Tableau4.B"/>
                <table:table-column table:style-name="Tableau4.C"/>
                <table:table-row table:style-name="Tableau4.1">
                  <table:table-cell table:style-name="Tableau4.A1" office:value-type="string">
                    <text:h text:style-name="_5f_Tableau_5f_Centré_5f_Gras" text:outline-level="1"><text:span text:style-name="_5f_Caractères"/></text:h>
                  </table:table-cell>
                  <table:table-cell table:style-name="Tableau4.B1" office:value-type="string">
                    <text:h text:style-name="_5f_Tableau_5f_Centré" text:outline-level="1"><text:span text:style-name="_5f_Caractères">13 L </text:span></text:h>
                  </table:table-cell>
                  <table:table-cell table:style-name="Tableau4.C1" office:value-type="string">
                    <text:h text:style-name="_5f_Tableau_5f_Centré" text:outline-level="1"><text:span text:style-name="_5f_Caractères">13 000 mL</text:span></text:h>
                  </table:table-cell>
                </table:table-row>
                <table:table-row table:style-name="Tableau4.1">
                  <table:table-cell table:style-name="Tableau4.A1" office:value-type="string">
                    <text:h text:style-name="_5f_Tableau_5f_Centré_5f_Gras" text:outline-level="1"><text:span text:style-name="_5f_Caractères"/></text:h>
                  </table:table-cell>
                  <table:table-cell table:style-name="Tableau4.B2" office:value-type="string">
                    <text:h text:style-name="_5f_Tableau_5f_Centré" text:outline-level="1"><text:span text:style-name="_5f_Caractères">320 daL</text:span></text:h>
                  </table:table-cell>
                  <table:table-cell table:style-name="Tableau4.C2" office:value-type="string">
                    <text:h text:style-name="P103" text:outline-level="1"><text:span text:style-name="_5f_Caractères_5f_correction"><text:span text:style-name="T186">3 200 000 </text:span></text:span><text:span text:style-name="_5f_Caractères_5f_correction"><text:span text:style-name="T185">m</text:span></text:span><text:span text:style-name="_5f_Caractères_5f_correction"><text:span text:style-name="T195">L</text:span></text:span></text:h>
                  </table:table-cell>
                </table:table-row>
                <table:table-row table:style-name="Tableau4.1">
                  <table:table-cell table:style-name="Tableau4.A1" office:value-type="string">
                    <text:h text:style-name="_5f_Tableau_5f_Centré_5f_Gras" text:outline-level="1"><text:span text:style-name="_5f_Caractères"/></text:h>
                  </table:table-cell>
                  <table:table-cell table:style-name="Tableau4.B2" office:value-type="string">
                    <text:h text:style-name="_5f_Tableau_5f_Centré" text:outline-level="1"><text:span text:style-name="_5f_Caractères">0,00028 hL</text:span></text:h>
                  </table:table-cell>
                  <table:table-cell table:style-name="Tableau4.C2" office:value-type="string">
                    <text:h text:style-name="P104" text:outline-level="1"><text:span text:style-name="_5f_Caractères_5f_correction"><text:span text:style-name="T191">28</text:span></text:span><text:span text:style-name="_5f_Caractères_5f_correction"><text:span text:style-name="T186"> </text:span></text:span><text:span text:style-name="_5f_Caractères_5f_correction"><text:span text:style-name="T188">m</text:span></text:span><text:span text:style-name="_5f_Caractères_5f_correction"><text:span text:style-name="T189">L</text:span></text:span></text:h>
                  </table:table-cell>
                </table:table-row>
                <table:table-row table:style-name="Tableau4.1">
                  <table:table-cell table:style-name="Tableau4.A1" office:value-type="string">
                    <text:h text:style-name="_5f_Tableau_5f_Centré_5f_Gras" text:outline-level="1"><text:span text:style-name="_5f_Caractères"/></text:h>
                  </table:table-cell>
                  <table:table-cell table:style-name="Tableau4.B2" office:value-type="string">
                    <text:h text:style-name="_5f_Tableau_5f_Centré" text:outline-level="1"><text:span text:style-name="_5f_Caractères">0,19 daL</text:span></text:h>
                  </table:table-cell>
                  <table:table-cell table:style-name="Tableau4.C2" office:value-type="string">
                    <text:h text:style-name="P104" text:outline-level="1"><text:span text:style-name="_5f_Caractères_5f_correction"><text:span text:style-name="T186">1 900 </text:span></text:span><text:span text:style-name="_5f_Caractères_5f_correction"><text:span text:style-name="T188">m</text:span></text:span><text:span text:style-name="_5f_Caractères_5f_correction"><text:span text:style-name="T189">L</text:span></text:span></text:h>
                  </table:table-cell>
                </table:table-row>
                <table:table-row table:style-name="Tableau4.1">
                  <table:table-cell table:style-name="Tableau4.A1" office:value-type="string">
                    <text:h text:style-name="_5f_Tableau_5f_Centré_5f_Gras" text:outline-level="1"><text:span text:style-name="_5f_Caractères"/></text:h>
                  </table:table-cell>
                  <table:table-cell table:style-name="Tableau4.B2" office:value-type="string">
                    <text:h text:style-name="_5f_Tableau_5f_Centré" text:outline-level="1"><text:span text:style-name="_5f_Caractères">300 L</text:span></text:h>
                  </table:table-cell>
                  <table:table-cell table:style-name="Tableau4.C2" office:value-type="string">
                    <text:h text:style-name="P104" text:outline-level="1"><text:span text:style-name="_5f_Caractères_5f_correction"><text:span text:style-name="T191">300 000</text:span></text:span><text:span text:style-name="_5f_Caractères_5f_correction"><text:span text:style-name="T186"> </text:span></text:span><text:span text:style-name="_5f_Caractères_5f_correction"><text:span text:style-name="T188">m</text:span></text:span><text:span text:style-name="_5f_Caractères_5f_correction"><text:span text:style-name="T189">L</text:span></text:span></text:h>
                  </table:table-cell>
                </table:table-row>
                <table:table-row table:style-name="Tableau4.1">
                  <table:table-cell table:style-name="Tableau4.A1" office:value-type="string">
                    <text:h text:style-name="_5f_Tableau_5f_Centré_5f_Gras" text:outline-level="1"><text:span text:style-name="_5f_Caractères"/></text:h>
                  </table:table-cell>
                  <table:table-cell table:style-name="Tableau4.B2" office:value-type="string">
                    <text:h text:style-name="_5f_Tableau_5f_Centré" text:outline-level="1"><text:span text:style-name="_5f_Caractères">0,03 dL</text:span></text:h>
                  </table:table-cell>
                  <table:table-cell table:style-name="Tableau4.C2" office:value-type="string">
                    <text:h text:style-name="P104" text:outline-level="1"><text:span text:style-name="_5f_Caractères_5f_correction"><text:span text:style-name="T191">3 </text:span></text:span><text:span text:style-name="_5f_Caractères_5f_correction"><text:span text:style-name="T188">m</text:span></text:span><text:span text:style-name="_5f_Caractères_5f_correction"><text:span text:style-name="T189">L</text:span></text:span></text:h>
                  </table:table-cell>
                </table:table-row>
              </table:table>
            </text:section>
            <text:list xml:id="list135413126565077" text:continue-numbering="true" text:style-name="_5f_Numérotation_20_des_20_exercices">
              <text:list-item>
                <text:h text:style-name="_5f_Titre_5f_Exercices_5f_sans_5f_Titre" text:outline-level="1"><text:span text:style-name="_5f_Caractères">Combien de centilitres de soda reste-t-il dans une canette de 33 cL après avoir rempli un verre de 2 </text:span><text:span text:style-name="_5f_Caractères"><text:span text:style-name="T184">d</text:span></text:span>L ?</text:h>
              </text:list-item>
            </text:list>
            <text:p text:style-name="P101"><text:span text:style-name="_5f_Caractères_5f_correction"><text:span text:style-name="T187">2 dL = 20 cL <text:s text:c="6"/>33 L –</text:span></text:span><text:span text:style-name="_5f_Caractères_5f_correction"> </text:span><text:span text:style-name="_5f_Caractères_5f_correction"><text:span text:style-name="T195">20 </text:span></text:span><text:span text:style-name="_5f_Caractères_5f_correction"><text:span text:style-name="T187">L</text:span></text:span><text:span text:style-name="_5f_Caractères_5f_correction"><text:span text:style-name="T195"> = 13 </text:span></text:span><text:span text:style-name="_5f_Caractères_5f_correction"><text:span text:style-name="T187">L</text:span></text:span></text:p>
            <text:p text:style-name="P101"><text:span text:style-name="_5f_Caractères_5f_correction"><text:span text:style-name="T190">Il reste </text:span></text:span><text:span text:style-name="_5f_Caractères_5f_correction"><text:span text:style-name="T193">13 c</text:span></text:span><text:span text:style-name="_5f_Caractères_5f_correction"><text:span text:style-name="T187">L</text:span></text:span><text:span text:style-name="_5f_Caractères_5f_correction"><text:span text:style-name="T193"> de soda dans la canette.</text:span></text:span><text:span text:style-name="_5f_Caractères_5f_correction"><text:span text:style-name="T190"> </text:span></text:span></text:p>
            <text:p text:style-name="P101"><text:span text:style-name="_5f_pointillés_20_gris"><text:span text:style-name="T196"/></text:span></text:p>
            <text:list xml:id="list135414035661351" text:continue-numbering="true" text:style-name="_5f_Numérotation_20_des_20_exercices">
              <text:list-item>
                <text:h text:style-name="_5f_Titre_5f_Exercices_5f_sans_5f_Titre" text:outline-level="1"><text:span text:style-name="_5f_Caractères"><text:span text:style-name="T164">Des enfants ont vidé dans une même cuvette quatre récipients contenant respectivement 12 </text:span></text:span><text:span text:style-name="_5f_Caractères"><text:span text:style-name="T165">dL</text:span></text:span><text:span text:style-name="_5f_Caractères"><text:span text:style-name="T164"> d'eau douce, 50 c</text:span></text:span><text:span text:style-name="_5f_Caractères"><text:span text:style-name="T165">L</text:span></text:span><text:span text:style-name="_5f_Caractères"><text:span text:style-name="T164"> de café froid, 1,5 </text:span></text:span><text:span text:style-name="_5f_Caractères"><text:span text:style-name="T165">L</text:span></text:span><text:span text:style-name="_5f_Caractères"><text:span text:style-name="T164"> d'eau de mer et 20 m</text:span></text:span><text:span text:style-name="_5f_Caractères"><text:span text:style-name="T165">L</text:span></text:span><text:span text:style-name="_5f_Caractères"><text:span text:style-name="T164"> d'encre rouge. Quelle </text:span></text:span><text:span text:style-name="_5f_Caractères"><text:span text:style-name="T166">est la</text:span></text:span><text:span text:style-name="_5f_Caractères"><text:span text:style-name="T164"> capacité en centilitres d</text:span></text:span><text:span text:style-name="_5f_Caractères"><text:span text:style-name="T166">u</text:span></text:span><text:span text:style-name="_5f_Caractères"><text:span text:style-name="T164"> mélange </text:span></text:span><text:span text:style-name="_5f_Caractères"><text:span text:style-name="T166">obtenu</text:span></text:span><text:span text:style-name="T163"> ?</text:span></text:h>
              </text:list-item>
            </text:list>
            <text:p text:style-name="P101"><text:span text:style-name="_5f_Caractères_5f_correction"><text:span text:style-name="T194">C = 12 d</text:span></text:span><text:span text:style-name="_5f_Caractères_5f_correction"><text:span text:style-name="T187">L </text:span></text:span><text:span text:style-name="_5f_Caractères_5f_correction"><text:span text:style-name="T194">+ 50 c</text:span></text:span><text:span text:style-name="_5f_Caractères_5f_correction"><text:span text:style-name="T187">L </text:span></text:span><text:span text:style-name="_5f_Caractères_5f_correction"><text:span text:style-name="T194">+ 1,5 </text:span></text:span><text:span text:style-name="_5f_Caractères_5f_correction"><text:span text:style-name="T187">L + 20 mL</text:span></text:span></text:p>
            <text:p text:style-name="P101"><text:span text:style-name="_5f_Caractères_5f_correction"><text:span text:style-name="T194">C = 120 c</text:span></text:span><text:span text:style-name="_5f_Caractères_5f_correction"><text:span text:style-name="T187">L </text:span></text:span><text:span text:style-name="_5f_Caractères_5f_correction"><text:span text:style-name="T194">+ 50 c</text:span></text:span><text:span text:style-name="_5f_Caractères_5f_correction"><text:span text:style-name="T187">L </text:span></text:span><text:span text:style-name="_5f_Caractères_5f_correction"><text:span text:style-name="T194">+ 150 c</text:span></text:span><text:span text:style-name="_5f_Caractères_5f_correction"><text:span text:style-name="T187">L + 2 cL</text:span></text:span></text:p>
            <text:p text:style-name="P101"><text:span text:style-name="_5f_Caractères_5f_correction"><text:span text:style-name="T193">C = </text:span></text:span><text:span text:style-name="_5f_Caractères_5f_correction"><text:span text:style-name="T190">322</text:span></text:span><text:span text:style-name="_5f_Caractères_5f_correction"><text:span text:style-name="T193"> c</text:span></text:span><text:span text:style-name="_5f_Caractères_5f_correction"><text:span text:style-name="T187">L</text:span></text:span></text:p>
            <text:p text:style-name="P101"><text:span text:style-name="_5f_Caractères_5f_correction"><text:span text:style-name="T187">On a obtenu </text:span></text:span><text:span text:style-name="_5f_Caractères_5f_correction"><text:span text:style-name="T190">322</text:span></text:span><text:span text:style-name="_5f_Caractères_5f_correction"><text:span text:style-name="T193"> c</text:span></text:span><text:span text:style-name="_5f_Caractères_5f_correction"><text:span text:style-name="T187">L de mélange.</text:span></text:span></text:p>
            <text:p text:style-name="_5f_Paragraphe_5f_Réponse_5f_Pointillés_5f_Grisés"><text:span text:style-name="_5f_Caractères_5f_correction"><text:span text:style-name="T194"/></text:span></text:p>
            <text:list xml:id="list135413379762282" text:continue-numbering="true" text:style-name="_5f_Numérotation_20_des_20_exercices">
              <text:list-item>
                <text:h text:style-name="_5f_Titre_5f_Exercices_5f_sans_5f_Titre" text:outline-level="1">Un flacon de sirop pour soigner la toux contient 150 mL de sirop. Sachant qu’une cuillerée à soupe contient 4 mL, et que mon médecin m’a prescrit 3 cuillerées par jour, combien de temps puis-je utiliser mon sirop ?</text:h>
              </text:list-item>
            </text:list>
            <text:p text:style-name="P102"><text:span text:style-name="_5f_Caractères_5f_correction"><text:span text:style-name="T197">Quantité quotidienne de sirop : <text:s/>3 ×</text:span></text:span><text:span text:style-name="_5f_Caractères_5f_correction"> </text:span><text:span text:style-name="_5f_Caractères_5f_correction"><text:span text:style-name="T197">4 = 12 mL</text:span></text:span><text:span text:style-name="_5f_Caractères_5f_correction">.</text:span></text:p>
            <text:p text:style-name="P102"><text:span text:style-name="_5f_Caractères_5f_correction"><text:span text:style-name="T197">150 <text:s/>÷</text:span></text:span><text:span text:style-name="_5f_Caractères_5f_correction"> </text:span><text:span text:style-name="_5f_Caractères_5f_correction"><text:span text:style-name="T197">12 <text:s/>= 12,5 </text:span></text:span></text:p>
            <text:p text:style-name="P102"><text:span text:style-name="_5f_Caractères_5f_correction"><text:span text:style-name="T197">Je pourrai </text:span></text:span><text:span text:style-name="_5f_Caractères_5f_correction"><text:span text:style-name="T192">prendre ma dose de <text:s/></text:span></text:span><text:span text:style-name="_5f_Caractères_5f_correction"><text:span text:style-name="T197">sirop pendant 12 jours complets.</text:span></text:span></text:p>
            <text:p text:style-name="P102"><text:span text:style-name="_5f_Caractères_5f_correction"/></text:p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3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1" svg:font-family="OpenSymbol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5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3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3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3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3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3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3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3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3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3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3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3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3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3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3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3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3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3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3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3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3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3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3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3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3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3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3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3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3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3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9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211dd7e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officeooo:paragraph-rsid="00c384cf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paragraph-properties fo:text-align="start" style:justify-single-word="false"/>
      <style:text-properties officeooo:paragraph-rsid="0211dd7e"/>
    </style:style>
    <style:style style:name="MP7" style:family="paragraph" style:parent-style-name="Footer">
      <style:text-properties officeooo:rsid="00178920" officeooo:paragraph-rsid="00178920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Footer">
      <style:text-properties officeooo:rsid="0242edd8" officeooo:paragraph-rsid="0242edd8"/>
    </style:style>
    <style:style style:name="MP10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1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Footer">
      <style:text-properties officeooo:paragraph-rsid="008d016c"/>
    </style:style>
    <style:style style:name="MP13" style:family="paragraph">
      <style:paragraph-properties fo:text-align="center"/>
    </style:style>
    <style:style style:name="MP14" style:family="paragraph" style:parent-style-name="Header">
      <style:paragraph-properties fo:margin-left="0cm" fo:margin-right="0cm" fo:text-indent="0cm" style:auto-text-indent="false"/>
    </style:style>
    <style:style style:name="MP15" style:family="paragraph" style:parent-style-name="Footer">
      <style:text-properties officeooo:paragraph-rsid="010f7046"/>
    </style:style>
    <style:style style:name="MP16" style:family="paragraph" style:parent-style-name="Footer">
      <style:text-properties officeooo:paragraph-rsid="01120261"/>
    </style:style>
    <style:style style:name="MP1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1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21" style:family="paragraph" style:parent-style-name="_5f_Header_20_D_20_page_20_impaire_20__28_D_29_">
      <style:text-properties officeooo:paragraph-rsid="01a13e78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2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24" style:family="paragraph" style:parent-style-name="Header">
      <style:paragraph-properties fo:text-align="center" style:justify-single-word="false"/>
      <style:text-properties officeooo:paragraph-rsid="00ab054e"/>
    </style:style>
    <style:style style:name="M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27" style:family="paragraph" style:parent-style-name="Footer">
      <style:paragraph-properties fo:text-align="end" style:justify-single-word="false"/>
      <style:text-properties officeooo:paragraph-rsid="00d4df5c"/>
    </style:style>
    <style:style style:name="MP28" style:family="paragraph" style:parent-style-name="Footer">
      <style:paragraph-properties fo:text-align="start" style:justify-single-word="false"/>
      <style:text-properties officeooo:paragraph-rsid="00d4df5c"/>
    </style:style>
    <style:style style:name="MP29" style:family="paragraph" style:parent-style-name="_5f_Header_20_G_20_page_20_impaire_20__28_D_29_">
      <style:text-properties officeooo:paragraph-rsid="01259ec2"/>
    </style:style>
    <style:style style:name="MP30" style:family="paragraph" style:parent-style-name="_5f_Header_20_G_20_page_20_paire_20__28_G_29_">
      <style:text-properties officeooo:paragraph-rsid="00eb2abc"/>
    </style:style>
    <style:style style:name="MP31" style:family="paragraph" style:parent-style-name="_5f_Footer_20_page_20_paire_20__28_G_29_">
      <style:text-properties fo:font-size="9pt" style:font-size-asian="9pt" style:font-size-complex="9pt"/>
    </style:style>
    <style:style style:name="MP32" style:family="paragraph" style:parent-style-name="_5f_Header_20_N_20_page_20_impaire_20__28_D_29_">
      <style:paragraph-properties fo:text-align="start" style:justify-single-word="false"/>
    </style:style>
    <style:style style:name="MP33" style:family="paragraph" style:parent-style-name="Footer">
      <style:text-properties officeooo:paragraph-rsid="00d4df5c"/>
    </style:style>
    <style:style style:name="MP34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5" style:family="paragraph">
      <loext:graphic-properties draw:fill="solid" draw:fill-color="#d7e12c"/>
    </style:style>
    <style:style style:name="MP36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38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4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4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42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4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4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4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4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48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4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5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52" style:family="paragraph" style:parent-style-name="Footer">
      <style:text-properties officeooo:paragraph-rsid="00863005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5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57" style:family="paragraph" style:parent-style-name="_5f_Header_20_N_20_page_20_impaire_20__28_D_29_">
      <style:text-properties officeooo:rsid="0277791e" officeooo:paragraph-rsid="0277791e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G_20_page_20_paire_20__28_G_29_">
      <style:paragraph-properties fo:text-align="start" style:justify-single-word="false"/>
    </style:style>
    <style:style style:name="MP60" style:family="paragraph" style:parent-style-name="Footer">
      <style:text-properties officeooo:paragraph-rsid="030c4d7d"/>
    </style:style>
    <style:style style:name="MP61" style:family="paragraph" style:parent-style-name="_5f_Header_20_G_20_page_20_paire_20__28_G_29_">
      <style:text-properties officeooo:paragraph-rsid="0334a5be"/>
    </style:style>
    <style:style style:name="MP62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63" style:family="paragraph" style:parent-style-name="Header">
      <style:paragraph-properties fo:text-align="start" style:justify-single-word="false"/>
      <style:text-properties officeooo:paragraph-rsid="0289fb01"/>
    </style:style>
    <style:style style:name="M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6" style:family="paragraph" style:parent-style-name="Footer">
      <style:text-properties officeooo:paragraph-rsid="00a59a60"/>
    </style:style>
    <style:style style:name="MP67" style:family="paragraph" style:parent-style-name="Footer">
      <style:text-properties officeooo:paragraph-rsid="004274bc"/>
    </style:style>
    <style:style style:name="MP68" style:family="paragraph" style:parent-style-name="Header">
      <style:paragraph-properties fo:text-align="center" style:justify-single-word="false"/>
      <style:text-properties officeooo:paragraph-rsid="00c10aa6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0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4" style:family="paragraph" style:parent-style-name="Footer">
      <style:text-properties officeooo:paragraph-rsid="00d8520c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6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7" style:family="paragraph" style:parent-style-name="Footer">
      <style:text-properties officeooo:paragraph-rsid="002aa84d"/>
    </style:style>
    <style:style style:name="MP78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9" style:family="paragraph">
      <loext:graphic-properties draw:fill="solid" draw:fill-color="#7fb241"/>
    </style:style>
    <style:style style:name="MP8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8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8" style:family="paragraph" style:parent-style-name="_5f_Header_20_G_20_page_20_impaire_20__28_D_29_">
      <style:text-properties officeooo:paragraph-rsid="00c87b35"/>
    </style:style>
    <style:style style:name="MP8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9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9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3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2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6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2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4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6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7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8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21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24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2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27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28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2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30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1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32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3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34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35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36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37" style:family="text">
      <style:text-properties officeooo:rsid="010c4d3a"/>
    </style:style>
    <style:style style:name="MT38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40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41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42" style:family="text">
      <style:text-properties fo:font-variant="small-caps" fo:color="#9d0f89" loext:opacity="100%" style:font-name="Bitstream Vera Sans" fo:font-size="16pt" fo:font-weight="bold" officeooo:rsid="01a13e78"/>
    </style:style>
    <style:style style:name="MT43" style:family="text">
      <style:text-properties officeooo:rsid="00b6801f"/>
    </style:style>
    <style:style style:name="MT44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5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7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49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0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51" style:family="text">
      <style:text-properties fo:font-size="16pt" style:font-size-asian="16pt" style:font-size-complex="16pt"/>
    </style:style>
    <style:style style:name="MT52" style:family="text"/>
    <style:style style:name="MT5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4" style:family="text">
      <style:text-properties officeooo:rsid="01f8729d"/>
    </style:style>
    <style:style style:name="MT55" style:family="text">
      <style:text-properties officeooo:rsid="01b6dc57"/>
    </style:style>
    <style:style style:name="MT56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5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60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1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62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63" style:family="text">
      <style:text-properties officeooo:rsid="00b5d2d1"/>
    </style:style>
    <style:style style:name="MT64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65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67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68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69" style:family="text">
      <style:text-properties officeooo:rsid="015f088a"/>
    </style:style>
    <style:style style:name="MT70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1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72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74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75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76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77" style:family="text">
      <style:text-properties officeooo:rsid="0160d7ef"/>
    </style:style>
    <style:style style:name="MT78" style:family="text">
      <style:text-properties officeooo:rsid="02735980"/>
    </style:style>
    <style:style style:name="MT79" style:family="text">
      <style:text-properties officeooo:rsid="02757f12"/>
    </style:style>
    <style:style style:name="MT80" style:family="text">
      <style:text-properties officeooo:rsid="0272f9e5"/>
    </style:style>
    <style:style style:name="MT81" style:family="text">
      <style:text-properties officeooo:rsid="026ec296"/>
    </style:style>
    <style:style style:name="MT82" style:family="text">
      <style:text-properties officeooo:rsid="0268e0aa"/>
    </style:style>
    <style:style style:name="MT83" style:family="text">
      <style:text-properties officeooo:rsid="0072f07f"/>
    </style:style>
    <style:style style:name="MT84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85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86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88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8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90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92" style:family="text">
      <style:text-properties officeooo:rsid="014407b5"/>
    </style:style>
    <style:style style:name="MT93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9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6" style:family="text">
      <style:text-properties officeooo:rsid="0334a5be"/>
    </style:style>
    <style:style style:name="MT97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98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99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0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0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02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103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04" style:family="text">
      <style:text-properties officeooo:rsid="0315af39"/>
    </style:style>
    <style:style style:name="MT105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06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07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08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09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10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11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12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13" style:family="text">
      <style:text-properties officeooo:rsid="008d016c"/>
    </style:style>
    <style:style style:name="MT114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5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3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5" style:family="text">
      <style:text-properties officeooo:rsid="009e3fdd"/>
    </style:style>
    <style:style style:name="MT126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7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9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0" style:family="text">
      <style:text-properties fo:font-variant="small-caps" officeooo:rsid="0054f64f"/>
    </style:style>
    <style:style style:name="MT131" style:family="text">
      <style:text-properties fo:font-variant="small-caps"/>
    </style:style>
    <style:style style:name="MT132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3" style:family="text">
      <style:text-properties officeooo:rsid="00a4cf55"/>
    </style:style>
    <style:style style:name="MT13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8" style:family="text">
      <style:text-properties officeooo:rsid="005a3fa8"/>
    </style:style>
    <style:style style:name="MT139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140" style:family="text">
      <style:text-properties officeooo:rsid="00415f3a"/>
    </style:style>
    <style:style style:name="MT141" style:family="text">
      <style:text-properties officeooo:rsid="00386ebd"/>
    </style:style>
    <style:style style:name="MT142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3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4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6" style:family="text">
      <style:text-properties officeooo:rsid="00a59a60"/>
    </style:style>
    <style:style style:name="MT147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1" style:family="text">
      <style:text-properties officeooo:rsid="01fe03f2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5__5f_8_5f_SERIE_5f_N_5f_GAUCHE_5f_ET_5f_DROITE_5f_2COL" style:display-name="5_8_SERIE_N_GAUCHE_ET_DROITE_2COL" style:page-layout-name="Mpm10" draw:style-name="Mdp1">
      <style:header>
        <text:p text:style-name="MP1"><text:span text:style-name="MT1">Conversions d’unités : </text:span><text:span text:style-name="MT2">Problèmes</text:span></text:p>
      </style:header>
      <style:header-left>
        <text:p text:style-name="MP1"><text:span text:style-name="MT1">Conversions d’unités : </text:span><text:span text:style-name="MT2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4">problèmes</text:span></text:p></draw:text-box></draw:frame><draw:g text:anchor-type="paragraph" draw:z-index="134" draw:name="Shape4_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5">Conversions d’unités : </text:span><text:span text:style-name="MT4">problèmes</text:span></text:p></draw:text-box></draw:frame><draw:g text:anchor-type="paragraph" draw:z-index="135" draw:name="Shape4_142" draw:style-name="Mgr1"><draw:path draw:style-name="Mgr2" draw:text-style-name="MP5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2">Problèmes</text:span></text:p>
      </style:header>
      <style:header-left>
        <text:p text:style-name="_5f_Header_20_N_20_page_20_paire_20__28_G_29_"><text:s/><text:span text:style-name="MT6">Conversions d’unités : </text:span><text:span text:style-name="MT2">Problèmes</text:span></text:p>
      </style:header-left>
      <style:footer>
        <text:p text:style-name="MP7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4">problèmes</text:span></text:p></draw:text-box></draw:frame><draw:g text:anchor-type="paragraph" draw:z-index="136" draw:name="Shape4_14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7">Conversions d’unités </text:span><text:span text:style-name="MT8">: </text:span><text:span text:style-name="MT7">problèmes</text:span></text:p></draw:text-box></draw:frame><draw:g text:anchor-type="paragraph" draw:z-index="137" draw:name="Shape4_63" draw:style-name="Mgr1"><draw:path draw:style-name="Mgr2" draw:text-style-name="MP5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">Conversions d’unités : </text:span><text:span text:style-name="MT9">Aires</text:span></text:p>
      </style:header>
      <style:header-left>
        <text:p text:style-name="_5f_Header_20_N_20_page_20_paire_20__28_G_29_"><text:span text:style-name="MT1">Conversions d’unités : </text:span><text:span text:style-name="MT9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3">Conversions d’unités : </text:span><text:span text:style-name="MT10">Aires</text:span></text:h></draw:text-box></draw:frame><draw:g text:anchor-type="paragraph" draw:z-index="138" draw:name="Shape4_14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6">Conversions d’unités : </text:span><text:span text:style-name="MT9">Aires</text:span></text:p>
      </style:header>
      <style:header-left>
        <text:p text:style-name="Header"><text:s/><text:span text:style-name="MT6">Conversions d’unités : </text:span><text:span text:style-name="MT9">Aires</text:span></text:p>
      </style:header-left>
      <style:footer>
        <text:p text:style-name="MP7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0">aires</text:span></text:p></draw:text-box></draw:frame><draw:g text:anchor-type="paragraph" draw:z-index="139" draw:name="Shape4_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40" draw:name="Shape4_1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1" draw:name="Shape4_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12">Vitesse</text:span></text:p>
      </style:header>
      <style:header-left>
        <text:p text:style-name="_5f_Header_20_N_20_page_20_impaire_20__28_D_29_"><text:span text:style-name="MT1">Conversions d’unités : </text:span><text:span text:style-name="MT12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3">vitesse</text:span><text:span text:style-name="MT8"> </text:span></text:p></draw:text-box></draw:frame><draw:g text:anchor-type="paragraph" draw:z-index="142" draw:name="Shape4_14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43" draw:name="Shape4_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5">Conversions d’unités : </text:span><text:span text:style-name="MT13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14">Temps et durées</text:span></text:p>
      </style:header>
      <style:header-left>
        <text:p text:style-name="_5f_Header_20_N_20_page_20_impaire_20__28_D_29_"><text:s/><text:span text:style-name="MT6">Conversions d’unités : </text:span><text:span text:style-name="MT14">Temps et durées</text:span></text:p>
      </style:header-left>
      <style:footer>
        <text:p text:style-name="MP7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5">Temps et </text:span><text:span text:style-name="MT16">Durée</text:span><text:span text:style-name="MT8"> </text:span></text:p></draw:text-box></draw:frame><draw:g text:anchor-type="paragraph" draw:z-index="144" draw:name="Shape4_13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45" draw:name="Shape4_14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46" draw:name="Shape4_1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17">Temps et d</text:span><text:span text:style-name="MT18">urées</text:span></text:p>
      </style:header>
      <style:header-left>
        <text:p text:style-name="_5f_Header_20_N_20_page_20_impaire_20__28_D_29_"><text:span text:style-name="MT1">Conversions d’unités : </text:span><text:span text:style-name="MT17">Temps et d</text:span><text:span text:style-name="MT18">urées</text:span></text:p>
      </style:header-left>
      <style:footer>
        <text:p text:style-name="MP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9">temps et </text:span><text:span text:style-name="MT20">durées</text:span><text:span text:style-name="MT8"> </text:span></text:p></draw:text-box></draw:frame><draw:g text:anchor-type="paragraph" draw:z-index="147" draw:name="Shape4_13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48" draw:name="Shape4_14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5">Conversions d’unités : </text:span><text:span text:style-name="MT19">temps et </text:span><text:span text:style-name="MT20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6">Conversions d’unités : </text:span><text:span text:style-name="MT17">Temps et d</text:span><text:span text:style-name="MT18">urées</text:span></text:p>
      </style:header>
      <style:header-left>
        <text:p text:style-name="Header"><text:s/><text:span text:style-name="MT6">Conversions d’unités : </text:span><text:span text:style-name="MT17">Temps et d</text:span><text:span text:style-name="MT18">urées</text:span></text:p>
      </style:header-left>
      <style:footer>
        <text:p text:style-name="MP7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9">temps et </text:span><text:span text:style-name="MT20">durées</text:span><text:span text:style-name="MT8"> </text:span></text:p></draw:text-box></draw:frame><draw:g text:anchor-type="paragraph" draw:z-index="149" draw:name="Shape4_13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50" draw:name="Shape4_13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51" draw:name="Shape4_1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paire_20__28_G_29_">Capacités</text:p>
      </style:header>
      <style:header-left>
        <text:p text:style-name="_5f_Header_20_N_20_page_20_impaire_20__28_D_29_"><text:span text:style-name="MT1">Conversions d’unités : </text:span><text:span text:style-name="MT21">Capacités</text:span></text:p>
      </style:header-left>
      <style:footer>
        <text:h text:style-name="_5f_Footer_20_page_20_paire_20__28_G_29_" text:outline-level="1"><draw:g text:anchor-type="paragraph" draw:z-index="153" draw:name="Shape4_148" draw:style-name="Mgr1"><draw:path draw:style-name="Mgr2" draw:text-style-name="MP5" svg:width="0.855cm" svg:height="1.172cm" svg:x="-0.051cm" svg:y="-0.175cm" svg:viewBox="0 0 856 1173" svg:d="M856 1173h-856v-991c0-100 79-182 175-182h505c97 0 176 82 176 182z"><text:p/></draw:path></draw:g><draw:frame draw:style-name="Mfr4" draw:name="Frame204" text:anchor-type="paragraph" svg:x="1.177cm" svg:y="-0.014cm" draw:z-index="152"><draw:text-box fo:min-height="0.499cm" fo:min-width="3cm"><text:p text:style-name="MP4"><text:span text:style-name="MT3">Conversions d’unités : </text:span><text:span text:style-name="MT22">Capacités</text:span><text:span text:style-name="MT8"> </text:span></text:p></draw:text-box></draw:frame><text:page-number text:select-page="current">190</text:page-number></text:h>
      </style:footer>
      <style:footer-left>
        <text:p text:style-name="MP2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6">Conversions d’unités : </text:span><text:span text:style-name="MT21">Capacités</text:span></text:p>
      </style:header>
      <style:header-left>
        <text:p text:style-name="Header"><text:s/><text:span text:style-name="MT6">Conversions d’unités : </text:span><text:span text:style-name="MT21">Capacités</text:span></text:p>
      </style:header-left>
      <style:footer>
        <text:p text:style-name="MP7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3">capacités</text:span><text:span text:style-name="MT8"> </text:span></text:p></draw:text-box></draw:frame><draw:g text:anchor-type="paragraph" draw:z-index="154" draw:name="Shape4_13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55" draw:name="Shape4_13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3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24"><text:s/></text:span><text:span text:style-name="MT6">Conversions d’unités : </text:span><text:span text:style-name="MT24">masses</text:span></text:p>
      </style:header>
      <style:header-left>
        <text:p text:style-name="_5f_Header_20_N_20_page_20_impaire_20__28_D_29_"><text:span text:style-name="MT24"><text:s/></text:span><text:span text:style-name="MT6">Conversions d’unités : </text:span><text:span text:style-name="MT24">masses</text:span></text:p>
      </style:header-left>
      <style:footer>
        <text:p text:style-name="MP9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5">Masses</text:span><text:span text:style-name="MT8"> </text:span></text:p></draw:text-box></draw:frame><draw:g text:anchor-type="paragraph" draw:z-index="157" draw:name="Shape4_12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draw:g text:anchor-type="paragraph" draw:z-index="158" draw:name="Shape4_12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59" draw:name="Shape4_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5">Conversions d’unités : </text:span><text:span text:style-name="MT26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24">masses</text:span></text:p>
      </style:header>
      <style:header-left>
        <text:p text:style-name="_5f_Header_20_N_20_page_20_impaire_20__28_D_29_"><text:s/><text:span text:style-name="MT6">Conversions d’unités : </text:span><text:span text:style-name="MT24">masses</text:span></text:p>
      </style:header-left>
      <style:footer>
        <text:p text:style-name="MP7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7">masses</text:span><text:span text:style-name="MT8"> </text:span></text:p></draw:text-box></draw:frame><draw:g text:anchor-type="paragraph" draw:z-index="160" draw:name="Shape4_12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61" draw:name="Shape4_12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2" draw:name="Shape4_13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10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0" draw:name="Shape4_10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28">Périmètre : </text:span><text:span text:style-name="MT29">Problèmes</text:span></text:p></draw:text-box></draw:frame></text:p>
      </style:footer>
      <style:footer-left>
        <text:p text:style-name="MP10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28">Périmètre : </text:span><text:span text:style-name="MT29">Problèmes</text:span></text:p></draw:text-box></draw:frame><draw:g text:anchor-type="paragraph" draw:z-index="171" draw:name="Shape4_12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72" draw:name="Shape4_10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73" draw:name="Shape4_1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121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75" draw:name="Shape3_16" draw:style-name="Mgr5" draw:text-style-name="MP13" svg:x1="12.726cm" svg:y1="0.399cm" svg:x2="20.496cm" svg:y2="0.36cm"><text:p/></draw:line><text:span text:style-name="MT31">Périmètre</text:span> : <text:span text:style-name="MT32">Périmètres et unités</text:span></text:p>
      </style:header>
      <style:header-left>
        <text:p text:style-name="MP14"><draw:line text:anchor-type="paragraph" draw:z-index="177" draw:name="Shape3_17" draw:style-name="Mgr5" draw:text-style-name="MP13" svg:x1="16.083cm" svg:y1="0.383cm" svg:x2="20.496cm" svg:y2="0.36cm"><text:p/></draw:line><text:span text:style-name="MT31">Périmètre</text:span> : <text:span text:style-name="MT32">Périmètres et unités</text:span></text:p>
      </style:header-left>
      <style:footer>
        <text:p text:style-name="MP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76" draw:name="Shape4_10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8">Périmètre <text:s/>: </text:span><text:span text:style-name="MT33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78" draw:name="Shape4_1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79" draw:name="Shape4_26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0" draw:name="Shape4_26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1" draw:name="Shape3_11" draw:style-name="Mgr5" draw:text-style-name="MP13" svg:x1="12.45cm" svg:y1="0.362cm" svg:x2="20.497cm" svg:y2="0.36cm"><text:p/></draw:line><text:span text:style-name="MT31">Périmètre</text:span> : <text:span text:style-name="MT34">Mesurer, reporter</text:span></text:p>
      </style:header>
      <style:header-left>
        <text:p text:style-name="_5f_Header_20_M_20_page_20_impaire_20__28_D_29_"><draw:line text:anchor-type="paragraph" draw:z-index="183" draw:name="Shape3_20" draw:style-name="Mgr5" draw:text-style-name="MP13" svg:x1="12.45cm" svg:y1="0.362cm" svg:x2="20.497cm" svg:y2="0.36cm"><text:p/></draw:line><text:span text:style-name="MT31">Périmètre</text:span> : <text:span text:style-name="MT34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82" draw:name="Shape4_11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28">Périmètre : </text:span><text:span text:style-name="MT35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1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84" draw:name="Shape4_1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85" draw:name="Shape4_11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6" draw:name="Shape4_11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31">Périmètre</text:span> : <text:span text:style-name="MT31">Calculs sur une figure</text:span></text:p>
      </style:header>
      <style:header-left>
        <text:p text:style-name="_5f_Header_20_M_20_page_20_paire_20__28_G_29_"><text:span text:style-name="MT31">Périmètre</text:span> : <text:span text:style-name="MT3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87" draw:name="Shape4_9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88" draw:name="Shape4_9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89" draw:name="Shape4_96" draw:style-name="Mgr1"><draw:path draw:style-name="Mgr4" draw:text-style-name="MP11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90" draw:name="Shape4_9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91" draw:name="Shape4_10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10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36">Proportionnalité et pourcentage</text:span><text:span text:style-name="MT37"> </text:span>: <text:span text:style-name="MT38">Pourcentages</text:span> </text:p>
      </style:header>
      <style:header-left>
        <text:p text:style-name="_5f_Header_20_D_20_page_20_impaire_20__28_D_29_"><text:span text:style-name="MT36">Proportionnalité et pourcentage</text:span><text:span text:style-name="MT37"> </text:span>: <text:span text:style-name="MT38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93" draw:name="Shape4_9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5"><text:span text:style-name="MT39">Proportionnalité et pourcentage : </text:span><text:span text:style-name="MT40">pourcentages</text:span></text:p></draw:text-box></draw:frame></text:p>
      </style:footer>
      <style:footer-left>
        <text:p text:style-name="MP7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6"><text:span text:style-name="MT41">Proportionnalité et pourcentages : </text:span><text:span text:style-name="MT40">pourcentages</text:span></text:p></draw:text-box></draw:frame><draw:g text:anchor-type="paragraph" draw:z-index="194" draw:name="Shape4_112" draw:style-name="Mgr1"><draw:path draw:style-name="Mgr3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7"/>
      </style:header>
      <style:header-left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7"/>
      </style:header-left>
      <style:footer>
        <text:p text:style-name="MP7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8">Proportionnalité et pourcentages : proportionalité</text:p></draw:text-box></draw:frame><draw:g text:anchor-type="paragraph" draw:z-index="195" draw:name="Shape4_23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: </text:p></draw:text-box></draw:frame><draw:g text:anchor-type="paragraph" draw:z-index="196" draw:name="Shape4_99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42">Utiliser des données</text:span> : <text:span text:style-name="MT42">Organiser</text:span> </text:p>
      </style:header>
      <style:header-left>
        <text:p text:style-name="MP21"><text:span text:style-name="MT42">Utiliser des données</text:span> : <text:span text:style-name="MT42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07" draw:name="Shape4_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>
      <style:footer-left>
        <text:p text:style-name="MP7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08" draw:name="Shape4_7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7">Utilis</text:span><text:span text:style-name="MT44">er des</text:span><text:span text:style-name="MT37"> données </text:span>: <text:span text:style-name="MT45">Organiser</text:span> </text:p>
      </style:header>
      <style:header-left>
        <text:p text:style-name="_5f_Header_20_D_20_page_20_paire_20__28_G_29_"><text:s/><text:span text:style-name="MT37">Utilis</text:span><text:span text:style-name="MT44">er des</text:span><text:span text:style-name="MT37"> données </text:span>: <text:span text:style-name="MT45">Organiser</text:span> </text:p>
      </style:header-left>
      <style:footer>
        <text:p text:style-name="MP7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Organiser</text:span><text:span text:style-name="MT8"> </text:span></text:p></draw:text-box></draw:frame><draw:g text:anchor-type="paragraph" draw:z-index="209" draw:name="Shape4_7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Organiser</text:span><text:span text:style-name="MT8"> </text:span></text:p></draw:text-box></draw:frame><draw:g text:anchor-type="paragraph" draw:z-index="210" draw:name="Shape4_75" draw:style-name="Mgr1"><draw:path draw:style-name="Mgr3" draw:text-style-name="MP23" svg:width="0.855cm" svg:height="1.172cm" svg:x="-0.268cm" svg:y="-0.175cm" svg:viewBox="0 0 856 1173" svg:d="M856 1173h-856v-991c0-100 79-182 175-182h505c97 0 176 82 176 182z"><text:p/></draw:path></draw:g><draw:g text:anchor-type="paragraph" draw:z-index="211" draw:name="Shape4_25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24"><text:span text:style-name="MT49">Repères du plan : Se repérer</text:span> </text:p>
      </style:header>
      <style:header-left>
        <text:p text:style-name="MP24"><text:span text:style-name="MT49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12" draw:name="Shape4_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>
      <style:footer-left>
        <text:p text:style-name="MP7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13" draw:name="Shape4_11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37">Utilis</text:span><text:span text:style-name="MT44">er des</text:span><text:span text:style-name="MT37"> données </text:span>: <text:span text:style-name="MT50">Représenter</text:span> </text:p>
      </style:header>
      <style:header-left>
        <text:p text:style-name="_5f_Header_20_D_20_page_20_paire_20__28_G_29_"><text:span text:style-name="_5f_Caractères"><text:span text:style-name="MT51"><text:s/>Utiliser des données : Représenter </text:span></text:span></text:p>
      </style:header-left>
      <style:footer>
        <text:p text:style-name="MP7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3">représenter</text:span><text:span text:style-name="MT8"> </text:span></text:p></draw:text-box></draw:frame><draw:g text:anchor-type="paragraph" draw:z-index="214" draw:name="Shape4_70" draw:style-name="Mgr1"><draw:path draw:style-name="Mgr3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3">représenter</text:span><text:span text:style-name="MT8"> </text:span></text:p></draw:text-box></draw:frame><draw:g text:anchor-type="paragraph" draw:z-index="215" draw:name="Shape4_91" draw:style-name="Mgr1"><draw:path draw:style-name="Mgr3" draw:text-style-name="MP23" svg:width="0.855cm" svg:height="1.172cm" svg:x="-0.268cm" svg:y="-0.175cm" svg:viewBox="0 0 856 1173" svg:d="M856 1173h-856v-991c0-100 79-182 175-182h505c97 0 176 82 176 182z"><text:p/></draw:path></draw:g><draw:g text:anchor-type="paragraph" draw:z-index="216" draw:name="Shape4_9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0" draw:name="Shape4_8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54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Résoudre des problèmes</text:p></draw:text-box></draw:frame><draw:g text:anchor-type="paragraph" draw:z-index="221" draw:name="Shape4_97" draw:style-name="Mgr1"><draw:path draw:style-name="Mgr2" draw:text-style-name="MP5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22" draw:name="Shape4_6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23" draw:name="Shape4_89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24" draw:name="Shape4_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55">Calculer : </text:span><text:span text:style-name="MT56">Distributivité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56">Distributivité</text:span><text:span text:style-name="MT55"> </text:span></text:p>
      </style:header-left>
      <style:footer>
        <text:p text:style-name="MP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30" draw:name="Shape4_7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57">calculer</text:span><text:span text:style-name="MT58"> : </text:span><text:span text:style-name="MT59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31" draw:name="Shape4_6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32" draw:name="Shape4_8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81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55">Calculer : </text:span><text:span text:style-name="MT60">Critères de divisibilité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60">Critères de divisibilité</text:span><text:span text:style-name="MT55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34" draw:name="Shape4_6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57">calculer</text:span><text:span text:style-name="MT58"> : </text:span><text:span text:style-name="MT61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text:span text:style-name="MT57">calculer</text:span><text:span text:style-name="MT58"> : </text:span><text:span text:style-name="MT61">critères de divisibilité</text:span></text:p></draw:text-box></draw:frame><draw:g text:anchor-type="paragraph" draw:z-index="235" draw:name="Shape4_65" draw:style-name="Mgr1"><draw:path draw:style-name="Mgr2" draw:text-style-name="MP5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29"><text:span text:style-name="MT62">G</text:span>éométrie plane : Parallèles, perpendiculaires,<text:line-break/> distances</text:p>
      </style:header>
      <style:header-left>
        <text:p text:style-name="MP30"><text:s/><text:span text:style-name="MT62">Géométrie plane</text:span> : <text:span text:style-name="MT63">P</text:span><text:span text:style-name="MT64">arallèles, perpendiculaires,<text:line-break/> </text:span><text:span text:style-name="MT65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66">Géométrie plane : </text:span><text:span text:style-name="MT67">parallèles, perpendiculaires, </text:span><text:span text:style-name="MT68">distances</text:span></text:h></draw:text-box></draw:frame><draw:g text:anchor-type="paragraph" draw:z-index="236" draw:name="Shape4_59" draw:style-name="Mgr1"><draw:path draw:style-name="Mgr6" draw:text-style-name="MP19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31" text:outline-level="1"><text:span text:style-name="MT69">G</text:span>éométrie plane : Parallèles, perpendiculaires, distances</text:h></draw:text-box></draw:frame><draw:g text:anchor-type="paragraph" draw:z-index="237" draw:name="Shape4_62" draw:style-name="Mgr1"><draw:path draw:style-name="Mgr6" draw:text-style-name="MP19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55">Calculer : </text:span><text:span text:style-name="MT70">Diviser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70">Diviser</text:span><text:span text:style-name="MT55"> </text:span></text:p>
      </style:header-left>
      <style:footer>
        <text:p text:style-name="MP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<draw:g text:anchor-type="paragraph" draw:z-index="238" draw:name="Shape4_51" draw:style-name="Mgr1"><draw:path draw:style-name="Mgr2" draw:text-style-name="MP5" svg:width="0.855cm" svg:height="1.172cm" svg:x="7.545cm" svg:y="-0.194cm" svg:viewBox="0 0 856 1173" svg:d="M856 1173h-856v-991c0-100 79-182 175-182h505c97 0 176 82 176 182z"><text:p/></draw:path></draw:g><text:span text:style-name="MT57">calculer</text:span><text:span text:style-name="MT58"> : </text:span><text:span text:style-name="MT71">diviser</text:span></text:p></draw:text-box></draw:frame></text:p>
      </style:footer>
      <style:footer-left>
        <text:p text:style-name="MP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text:span text:style-name="MT57">calculer</text:span><text:span text:style-name="MT58"> : </text:span><text:span text:style-name="MT71">diviser</text:span></text:p></draw:text-box></draw:frame><draw:g text:anchor-type="paragraph" draw:z-index="239" draw:name="Shape4_60" draw:style-name="Mgr1"><draw:path draw:style-name="Mgr2" draw:text-style-name="MP5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40" draw:name="Shape4_5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41" draw:name="Shape4_5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5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2">Calculer : <text:span text:style-name="MT72">Multiplier</text:span> </text:p>
      </style:header>
      <style:header-left>
        <text:p text:style-name="MP32">Calculer : <text:span text:style-name="MT72">Multiplier</text:span> </text:p>
      </style:header-left>
      <style:footer>
        <text:p text:style-name="MP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<draw:g text:anchor-type="paragraph" draw:z-index="243" draw:name="Shape4_55" draw:style-name="Mgr1"><draw:path draw:style-name="Mgr2" draw:text-style-name="MP5" svg:width="0.855cm" svg:height="1.172cm" svg:x="7.535cm" svg:y="-0.178cm" svg:viewBox="0 0 856 1173" svg:d="M856 1173h-856v-991c0-100 79-182 175-182h505c97 0 176 82 176 182z"><text:p/></draw:path></draw:g><text:span text:style-name="MT57">calculer</text:span><text:span text:style-name="MT58"> : </text:span><text:span text:style-name="MT73">Multiplier</text:span></text:p></draw:text-box></draw:frame></text:p>
      </style:footer>
      <style:footer-left>
        <text:p text:style-name="MP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text:span text:style-name="MT57">calculer</text:span><text:span text:style-name="MT58"> : </text:span><text:span text:style-name="MT73">Multiplier</text:span></text:p></draw:text-box></draw:frame><draw:g text:anchor-type="paragraph" draw:z-index="244" draw:name="Shape4_262" draw:style-name="Mgr1"><draw:path draw:style-name="Mgr2" draw:text-style-name="MP5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45" draw:name="Shape4_5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46" draw:name="Shape4_5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5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<text:span text:style-name="MT57">calculer</text:span><text:span text:style-name="MT58"> : </text:span><text:span text:style-name="MT57">additionner et soustraire</text:span></text:p></draw:text-box></draw:frame><draw:g text:anchor-type="paragraph" draw:z-index="248" draw:name="Shape4_47" draw:style-name="Mgr1"><draw:path draw:style-name="Mgr2" draw:text-style-name="MP5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<text:span text:style-name="MT57">calculer</text:span><text:span text:style-name="MT58"> : </text:span><text:span text:style-name="MT57">additionner et soustraire</text:span></text:p></draw:text-box></draw:frame><draw:g text:anchor-type="paragraph" draw:z-index="249" draw:name="Shape4_261" draw:style-name="Mgr1"><draw:path draw:style-name="Mgr2" draw:text-style-name="MP5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30">Calculer</text:span> : <text:span text:style-name="MT30">Additionner et soustraire</text:span></text:p>
      </style:header>
      <style:header-left>
        <text:p text:style-name="_5f_Header_20_N_20_page_20_paire_20__28_G_29_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50" draw:name="Shape4_4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51" draw:name="Shape4_4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4"><draw:path text:anchor-type="paragraph" draw:z-index="252" draw:name="Shape1_6" draw:style-name="Mgr7" draw:text-style-name="MP35" svg:width="4.329cm" svg:height="2.238cm" svg:x="-1.5cm" svg:y="-1.001cm" svg:viewBox="0 0 4330 2239" svg:d="M0 2239l3984-288c209-15 363-167 345-342l-170-1609h-4159z"><text:p/></draw:path><draw:line text:anchor-type="paragraph" draw:z-index="253" draw:name="Shape3_10" draw:style-name="Mgr8" draw:text-style-name="MP13" svg:x1="10.308cm" svg:y1="0.388cm" svg:x2="20.496cm" svg:y2="0.36cm"><text:p/></draw:line><text:span text:style-name="MT74">Fractions</text:span><text:span text:style-name="MT75"> : </text:span><text:span text:style-name="MT76">Problèmes</text:span><text:span text:style-name="MT75"> </text:span></text:p>
      </style:header>
      <style:header-left>
        <text:p text:style-name="MP34"><draw:line text:anchor-type="paragraph" draw:z-index="255" draw:name="Shape3_27" draw:style-name="Mgr8" draw:text-style-name="MP13" svg:x1="10.308cm" svg:y1="0.388cm" svg:x2="20.496cm" svg:y2="0.36cm"><text:p/></draw:line><draw:path text:anchor-type="paragraph" draw:z-index="256" draw:name="Shape1_10" draw:style-name="Mgr7" draw:text-style-name="MP35" svg:width="4.329cm" svg:height="2.238cm" svg:x="-1.5cm" svg:y="-1.001cm" svg:viewBox="0 0 4330 2239" svg:d="M0 2239l3984-288c209-15 363-167 345-342l-170-1609h-4159z"><text:p/></draw:path><text:span text:style-name="MT74">Fractions</text:span><text:span text:style-name="MT75"> : </text:span><text:span text:style-name="MT76">Problèmes</text:span><text:span text:style-name="MT75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54" draw:name="Shape4_4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77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60" draw:name="Shape4_4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61" draw:name="Shape4_4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4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37"><draw:line text:anchor-type="paragraph" draw:z-index="263" draw:name="Shape3_9" draw:style-name="Mgr8" draw:text-style-name="MP13" svg:x1="10.37cm" svg:y1="0.365cm" svg:x2="20.496cm" svg:y2="0.36cm"><text:p/></draw:line><draw:path text:anchor-type="paragraph" draw:z-index="264" draw:name="Shape1_4" draw:style-name="Mgr7" draw:text-style-name="MP35" svg:width="4.329cm" svg:height="2.238cm" svg:x="-1.5cm" svg:y="-7.4cm" svg:viewBox="0 0 4330 2239" svg:d="M0 2239l3984-288c209-15 363-167 345-342l-170-1609h-4159z"><text:p/></draw:path><text:span text:style-name="MT78">Fractions</text:span> : <text:span text:style-name="MT78">Opérations</text:span> </text:p>
      </style:header>
      <style:header-left>
        <text:p text:style-name="MP37"><draw:path text:anchor-type="paragraph" draw:z-index="266" draw:name="Shape1_8" draw:style-name="Mgr7" draw:text-style-name="MP35" svg:width="4.329cm" svg:height="2.238cm" svg:x="-1.5cm" svg:y="-7.4cm" svg:viewBox="0 0 4330 2239" svg:d="M0 2239l3984-288c209-15 363-167 345-342l-170-1609h-4159z"><text:p/></draw:path><draw:line text:anchor-type="paragraph" draw:z-index="267" draw:name="Shape3_26" draw:style-name="Mgr8" draw:text-style-name="MP13" svg:x1="10.37cm" svg:y1="0.365cm" svg:x2="20.496cm" svg:y2="0.36cm"><text:p/></draw:line><text:span text:style-name="MT78">Fractions</text:span> : <text:span text:style-name="MT78">Opérations</text:span> </text:p>
      </style:header-left>
      <style:footer>
        <text:p text:style-name="MP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65" draw:name="Shape4_3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77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68" draw:name="Shape4_3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69" draw:name="Shape4_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0" draw:name="Shape4_4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39"><draw:line text:anchor-type="paragraph" draw:z-index="271" draw:name="Shape3_8" draw:style-name="Mgr8" draw:text-style-name="MP13" svg:x1="17.736cm" svg:y1="0.376cm" svg:x2="20.496cm" svg:y2="0.36cm"><text:p/></draw:line><text:span text:style-name="MT79">Fractions</text:span> : <text:span text:style-name="MT79">Fractions, décimaux et comparaison</text:span></text:p>
      </style:header>
      <style:header-left>
        <text:p text:style-name="MP39"><draw:line text:anchor-type="paragraph" draw:z-index="273" draw:name="Shape3_25" draw:style-name="Mgr8" draw:text-style-name="MP13" svg:x1="17.736cm" svg:y1="0.376cm" svg:x2="20.496cm" svg:y2="0.36cm"><text:p/></draw:line><text:span text:style-name="MT79">Fractions</text:span> : <text:span text:style-name="MT79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72" draw:name="Shape4_3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77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74" draw:name="Shape4_3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75" draw:name="Shape4_3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3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41"><draw:line text:anchor-type="paragraph" draw:z-index="277" draw:name="Shape3_24" draw:style-name="Mgr8" draw:text-style-name="MP13" svg:x1="11.52cm" svg:y1="0.376cm" svg:x2="20.496cm" svg:y2="0.36cm"><text:p/></draw:line><text:span text:style-name="MT80">Fractions</text:span> : <text:span text:style-name="MT80">Droite graduée</text:span></text:p>
      </style:header>
      <style:header-left>
        <text:p text:style-name="MP41"><draw:line text:anchor-type="paragraph" draw:z-index="279" draw:name="Shape3_28" draw:style-name="Mgr8" draw:text-style-name="MP13" svg:x1="11.52cm" svg:y1="0.376cm" svg:x2="20.496cm" svg:y2="0.36cm"><text:p/></draw:line><text:span text:style-name="MT80">Fractions</text:span> : <text:span text:style-name="MT80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78" draw:name="Shape4_3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7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80" draw:name="Shape4_2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81" draw:name="Shape4_3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3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43"><draw:line text:anchor-type="paragraph" draw:z-index="283" draw:name="Shape3_14" draw:style-name="Mgr8" draw:text-style-name="MP13" svg:x1="12.876cm" svg:y1="0.392cm" svg:x2="20.496cm" svg:y2="0.36cm"><text:p/></draw:line><draw:path text:anchor-type="paragraph" draw:z-index="284" draw:name="Shape1_3" draw:style-name="Mgr7" draw:text-style-name="MP35" svg:width="4.329cm" svg:height="2.238cm" svg:x="-1.8cm" svg:y="-8.982cm" svg:viewBox="0 0 4330 2239" svg:d="M0 2239l3984-288c209-15 363-167 345-342l-170-1609h-4159z"><text:p/></draw:path><text:span text:style-name="MT81">Fractions</text:span> : <text:span text:style-name="MT81">Vocabulaire et sens</text:span></text:p>
      </style:header>
      <style:header-left>
        <text:p text:style-name="MP43"><draw:line text:anchor-type="paragraph" draw:z-index="286" draw:name="Shape3_23" draw:style-name="Mgr8" draw:text-style-name="MP13" svg:x1="12.876cm" svg:y1="0.392cm" svg:x2="20.496cm" svg:y2="0.36cm"><text:p/></draw:line><draw:path text:anchor-type="paragraph" draw:z-index="287" draw:name="Shape1_7" draw:style-name="Mgr7" draw:text-style-name="MP35" svg:width="4.329cm" svg:height="2.238cm" svg:x="-1.8cm" svg:y="-8.982cm" svg:viewBox="0 0 4330 2239" svg:d="M0 2239l3984-288c209-15 363-167 345-342l-170-1609h-4159z"><text:p/></draw:path><text:span text:style-name="MT81">Fractions</text:span> : <text:span text:style-name="MT81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285" draw:name="Shape4_26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7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88" draw:name="Shape4_2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89" draw:name="Shape4_2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45"><draw:path text:anchor-type="paragraph" draw:z-index="291" draw:name="Shape1_1" draw:style-name="Mgr7" draw:text-style-name="MP35" svg:width="4.329cm" svg:height="2.238cm" svg:x="-1.8cm" svg:y="-8.982cm" svg:viewBox="0 0 4330 2239" svg:d="M0 2239l3984-288c209-15 363-167 345-342l-170-1609h-4159z"><text:p/></draw:path><draw:line text:anchor-type="paragraph" draw:z-index="292" draw:name="Shape3_13" draw:style-name="Mgr8" draw:text-style-name="MP13" svg:x1="15.337cm" svg:y1="0.36cm" svg:x2="20.496cm" svg:y2="0.36cm"><text:p/></draw:line><text:span text:style-name="MT82">Fractions</text:span> : <text:span text:style-name="MT82">Représentation géométrique</text:span></text:p>
      </style:header>
      <style:header-left>
        <text:p text:style-name="MP45"><draw:line text:anchor-type="paragraph" draw:z-index="293" draw:name="Shape3_21" draw:style-name="Mgr8" draw:text-style-name="MP13" svg:x1="15.337cm" svg:y1="0.36cm" svg:x2="20.496cm" svg:y2="0.36cm"><text:p/></draw:line><draw:path text:anchor-type="paragraph" draw:z-index="294" draw:name="Shape1_13" draw:style-name="Mgr7" draw:text-style-name="MP35" svg:width="4.329cm" svg:height="2.238cm" svg:x="-1.8cm" svg:y="-8.982cm" svg:viewBox="0 0 4330 2239" svg:d="M0 2239l3984-288c209-15 363-167 345-342l-170-1609h-4159z"><text:p/></draw:path><text:span text:style-name="MT82">Fractions</text:span> : <text:span text:style-name="MT82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6"><text:span text:style-name="MT77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95" draw:name="Shape4_2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81" text:anchor-type="paragraph" svg:y="-0.06cm" draw:z-index="0"><draw:text-box fo:min-height="0.499cm" fo:min-width="3cm"><draw:frame draw:style-name="Mfr2" draw:name="Frame6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96" draw:name="Shape4_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7" draw:name="Shape4_86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47"><draw:line text:anchor-type="paragraph" draw:z-index="298" draw:name="Shape3_5" draw:style-name="Mgr8" draw:text-style-name="MP13" svg:x1="18.701cm" svg:y1="0.36cm" svg:x2="20.497cm" svg:y2="0.36cm"><text:p/></draw:line><text:span text:style-name="MT83">Nombres entiers et décimaux</text:span> : <text:span text:style-name="MT83">Comparer, encadrer</text:span></text:p>
      </style:header>
      <style:header-left>
        <text:p text:style-name="MP47"><draw:line text:anchor-type="paragraph" draw:z-index="300" draw:name="Shape3_6" draw:style-name="Mgr8" draw:text-style-name="MP13" svg:x1="18.701cm" svg:y1="0.36cm" svg:x2="20.497cm" svg:y2="0.36cm"><text:p/></draw:line><text:span text:style-name="MT83">Nombres entiers et décimaux</text:span> : <text:span text:style-name="MT83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1" text:anchor-type="frame" svg:x="0.45cm" svg:y="0.079cm" svg:width="0.817cm" draw:z-index="0"><draw:text-box fo:min-height="0.355cm"><text:p text:style-name="MP3"><draw:g text:anchor-type="paragraph" draw:z-index="299" draw:name="Shape4_1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7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01" draw:name="Shape4_1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02" draw:name="Shape4_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3" draw:name="Shape4_2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49"><draw:line text:anchor-type="paragraph" draw:z-index="304" draw:name="Shape3_2" draw:style-name="Mgr8" draw:text-style-name="MP13" svg:x1="16.083cm" svg:y1="0.383cm" svg:x2="20.496cm" svg:y2="0.36cm"><text:p/></draw:line>Nombres entiers et décimaux : Numération</text:p>
      </style:header>
      <style:header-left>
        <text:p text:style-name="MP49"><draw:line text:anchor-type="paragraph" draw:z-index="306" draw:name="Shape3_3" draw:style-name="Mgr9" draw:text-style-name="MP13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05" draw:name="Shape4_4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draw:frame draw:style-name="Mfr1" draw:name="Frame1352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77">N</text:span>ombres entiers et décimaux : numération</text:p></draw:text-box></draw:frame></text:p>
      </style:footer>
      <style:footer-left>
        <text:p text:style-name="MP2"><draw:g text:anchor-type="paragraph" draw:z-index="307" draw:name="Shape4_8" draw:style-name="Mgr1"><draw:path draw:style-name="Mgr2" draw:text-style-name="MP5" svg:width="0.855cm" svg:height="1.172cm" svg:x="-0.217cm" svg:y="-0.175cm" svg:viewBox="0 0 856 1173" svg:d="M856 1173h-856v-991c0-100 79-182 175-182h505c97 0 176 82 176 182z"><text:p/></draw:path></draw:g><draw:frame draw:style-name="Mfr1" draw:name="Frame421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77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08" draw:name="Shape4_7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09" draw:name="Shape4_11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10" draw:name="Shape4_9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51"><draw:line text:anchor-type="paragraph" draw:z-index="311" draw:name="Shape3_15" draw:style-name="Mgr8" draw:text-style-name="MP13" svg:x1="17.597cm" svg:y1="0.383cm" svg:x2="19.595cm" svg:y2="0.383cm"><text:p/></draw:line><text:span text:style-name="MT75">Nombres entiers et décimaux : </text:span><text:span text:style-name="Character_5f_20_5f_style"><text:span text:style-name="MT84">×</text:span></text:span><text:span text:style-name="MT85"> 10, 100, 1000</text:span></text:p>
      </style:header>
      <style:header-left>
        <text:p text:style-name="MP51"><draw:line text:anchor-type="paragraph" draw:z-index="313" draw:name="Shape3_19" draw:style-name="Mgr8" draw:text-style-name="MP13" svg:x1="17.597cm" svg:y1="0.383cm" svg:x2="19.595cm" svg:y2="0.383cm"><text:p/></draw:line><text:span text:style-name="MT75">Nombres entiers et décimaux : </text:span><text:span text:style-name="Character_5f_20_5f_style"><text:span text:style-name="MT84">×</text:span></text:span><text:span text:style-name="MT85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12" draw:name="Shape4_1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57">N</text:span><text:span text:style-name="MT86">ombres entiers et décimaux : </text:span><text:span text:style-name="Character_5f_20_5f_style"><text:span text:style-name="MT84">×</text:span></text:span><text:span text:style-name="MT87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1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14" draw:name="Shape4_1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15" draw:name="Shape4_106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16" draw:name="Shape4_1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17" draw:name="Shape4_1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18" draw:name="Shape4_1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116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51"><draw:line text:anchor-type="paragraph" draw:z-index="320" draw:name="Shape3_22" draw:style-name="Mgr10" draw:text-style-name="MP13" svg:x1="16.575cm" svg:y1="0cm" svg:x2="19.073cm" svg:y2="0cm"><text:p/></draw:line><text:span text:style-name="MT75">Nombres entiers et décimaux : </text:span><text:span text:style-name="MT88">La droite graduée</text:span></text:p>
      </style:header>
      <style:header-left>
        <text:p text:style-name="MP51"><draw:line text:anchor-type="paragraph" draw:z-index="322" draw:name="Shape3_37" draw:style-name="Mgr8" draw:text-style-name="MP13" svg:x1="17.999cm" svg:y1="0.36cm" svg:x2="20.497cm" svg:y2="0.36cm"><text:p/></draw:line><text:span text:style-name="MT75">Nombres entiers et décimaux : </text:span><text:span text:style-name="MT88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1" draw:name="Shape4_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57">N</text:span><text:span text:style-name="MT86">ombres entiers et décimaux : </text:span><text:span text:style-name="MT89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23" draw:name="Shape4_1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57">N</text:span><text:span text:style-name="MT86">ombres entiers et décimaux : </text:span><text:span text:style-name="MT89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17" draw:name="Shape4_6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18" draw:name="Shape4_7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9" draw:name="Shape4_77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55">Calculer : </text:span><text:span text:style-name="MT90">Priorités opératoires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90">Priorités opératoires</text:span><text:span text:style-name="MT55"> </text:span></text:p>
      </style:header-left>
      <style:footer>
        <text:p text:style-name="MP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25" draw:name="Shape4_6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57">calculer</text:span><text:span text:style-name="MT58"> : </text:span><text:span text:style-name="MT91">priorités opératoires</text:span></text:p></draw:text-box></draw:frame></text:p>
      </style:footer>
      <style:footer-left>
        <text:p text:style-name="MP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text:span text:style-name="MT57">calculer</text:span><text:span text:style-name="MT58"> : </text:span><text:span text:style-name="MT91">priorités opératoires</text:span></text:p></draw:text-box></draw:frame><draw:g text:anchor-type="paragraph" draw:z-index="226" draw:name="Shape4_69" draw:style-name="Mgr1"><draw:path draw:style-name="Mgr2" draw:text-style-name="MP5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92">P</text:span>roportionnalité </text:p>
      </style:header>
      <style:header-left>
        <text:p text:style-name="_5f_Header_20_D_20_page_20_paire_20__28_G_29_"><text:span text:style-name="MT36"><text:tab/>Proportionnalité et pourcentage</text:span><text:span text:style-name="MT37"> </text:span>: <text:span text:style-name="MT36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<draw:g text:anchor-type="paragraph" draw:z-index="197" draw:name="Shape4_73" draw:style-name="Mgr1"><draw:path draw:style-name="Mgr3" draw:text-style-name="MP23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7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198" draw:name="Shape4_8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7"/>
      </style:header>
      <style:header-left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7"/>
      </style:header-left>
      <style:footer>
        <text:p text:style-name="MP7"><draw:frame draw:style-name="Mfr1" draw:name="Frame211111112" text:anchor-type="paragraph" svg:y="-0.06cm" draw:z-index="0"><draw:text-box fo:min-height="0.499cm" fo:min-width="3cm"><draw:frame draw:style-name="Mfr2" draw:name="Frame14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8">Proportionnalité et pourcentages : proportionalité</text:p></draw:text-box></draw:frame><draw:g text:anchor-type="paragraph" draw:z-index="199" draw:name="Shape4_22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1" text:anchor-type="paragraph" svg:y="-0.06cm" draw:z-index="0"><draw:text-box fo:min-height="0.499cm" fo:min-width="3cm"><draw:frame draw:style-name="Mfr2" draw:name="Frame8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: </text:p></draw:text-box></draw:frame><draw:g text:anchor-type="paragraph" draw:z-index="200" draw:name="Shape4_257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01" draw:name="Shape4_7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02" draw:name="Shape4_10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10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04" draw:name="Shape3_4" draw:style-name="Mgr5" draw:text-style-name="MP13" svg:x1="12.104cm" svg:y1="0.392cm" svg:x2="20.497cm" svg:y2="0.36cm"><text:p/></draw:line><text:span text:style-name="MT31">Périmètre</text:span> : <text:span text:style-name="MT93">Coder et calculer</text:span></text:p>
      </style:header>
      <style:header-left>
        <text:p text:style-name="_5f_Header_20_M_20_page_20_impaire_20__28_D_29_"><draw:line text:anchor-type="paragraph" draw:z-index="206" draw:name="Shape3_18" draw:style-name="Mgr5" draw:text-style-name="MP13" svg:x1="12.104cm" svg:y1="0.392cm" svg:x2="20.497cm" svg:y2="0.36cm"><text:p/></draw:line><text:span text:style-name="MT31">Périmètre</text:span> : <text:span text:style-name="MT93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05" draw:name="Shape4_10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28">Périmètre : </text:span><text:span text:style-name="MT94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6">Conversions d’unités : longueurs</text:span></text:p>
      </style:header>
      <style:header-left>
        <text:p text:style-name="_5f_Header_20_N_20_page_20_impaire_20__28_D_29_"><text:s/><text:span text:style-name="MT6">Conversions d’unités : longueurs</text:span></text:p>
      </style:header-left>
      <style:footer>
        <text:p text:style-name="MP7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longueurs</text:span><text:span text:style-name="MT8"> </text:span></text:p></draw:text-box></draw:frame><draw:g text:anchor-type="paragraph" draw:z-index="163" draw:name="Shape4_8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64" draw:name="Shape4_12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65" draw:name="Shape4_1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Conversions d’unités : longueurs</text:p></draw:text-box></draw:frame><draw:g text:anchor-type="paragraph" draw:z-index="166" draw:name="Shape4_12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67" draw:name="Shape4_13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Conversions d’unités : longueurs</text:p></draw:text-box></draw:frame><draw:g text:anchor-type="paragraph" draw:z-index="168" draw:name="Shape4_177" draw:style-name="Mgr1"><draw:path draw:style-name="Mgr2" draw:text-style-name="MP5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4">
      <style:header>
        <text:p text:style-name="MP57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5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69" draw:name="Shape4_145" draw:style-name="Mgr1"><draw:path draw:style-name="Mgr2" draw:text-style-name="MP5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95">Volume</text:span><text:span text:style-name="MT8"> </text:span></text:p></draw:text-box></draw:frame></text:h>
      </style:footer>
      <style:footer-left>
        <text:p text:style-name="Footer"/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38" draw:name="Shape3_7" draw:style-name="Mgr11" draw:text-style-name="MP13" svg:x1="15.12cm" svg:y1="0.36cm" svg:x2="20.496cm" svg:y2="0.36cm"><text:p/></draw:line><text:s/><text:span text:style-name="MT96">Angles : </text:span>Angles : <text:span text:style-name="MT97">Comprendre la notion d’angle</text:span></text:p>
      </style:header>
      <style:header-left>
        <text:p text:style-name="MP59"><draw:line text:anchor-type="paragraph" draw:z-index="339" draw:name="Shape3_29" draw:style-name="Mgr11" draw:text-style-name="MP13" svg:x1="15.12cm" svg:y1="0.36cm" svg:x2="20.496cm" svg:y2="0.36cm"><text:p/></draw:line>Angles : <text:span text:style-name="MT97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8">Angles : </text:span><text:span text:style-name="MT99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8">Angles : </text:span><text:span text:style-name="MT100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8">Angles : </text:span><text:span text:style-name="MT101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61"><draw:line text:anchor-type="paragraph" draw:z-index="337" draw:name="Shape3_33" draw:style-name="Mgr11" draw:text-style-name="MP13" svg:x1="15.12cm" svg:y1="0.36cm" svg:x2="20.496cm" svg:y2="0.36cm"><text:p/></draw:line><text:s/><text:span text:style-name="MT102">Angles</text:span> : <text:span text:style-name="MT97">Comprendre la notion d’angle</text:span></text:p>
      </style:header>
      <style:footer>
        <text:p text:style-name="MP7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/text:p>
      </style:footer>
      <style:footer-left>
        <text:p text:style-name="MP7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03">Angles</text:span><text:span text:style-name="MT8"> : </text:span><text:span text:style-name="MT103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36" draw:name="Shape3_35" draw:style-name="Mgr11" draw:text-style-name="MP13" svg:x1="11.344cm" svg:y1="0.358cm" svg:x2="20.497cm" svg:y2="0.36cm"><text:p/></draw:line><text:span text:style-name="MT104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2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33" draw:name="Shape4_18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34" draw:name="Shape4_1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5" draw:name="Shape4_18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_5f_Header_20_G_20_page_20_paire_20__28_G_29_"><draw:line text:anchor-type="paragraph" draw:z-index="332" draw:name="Shape3_30" draw:style-name="Mgr11" draw:text-style-name="MP13" svg:x1="11.435cm" svg:y1="0.388cm" svg:x2="20.496cm" svg:y2="0.36cm"><text:p/></draw:line><text:span text:style-name="MT105">Angles</text:span> : <text:span text:style-name="MT105">Mesurer un angle</text:span></text:p>
      </style:header-left>
      <style:footer>
        <text:p text:style-name="MP7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31" draw:name="Shape4_17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06">Angles </text:span><text:span text:style-name="MT8">: </text:span><text:span text:style-name="MT106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29" draw:name="Shape3_31" draw:style-name="Mgr11" draw:text-style-name="MP13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0" draw:name="Shape3_32" draw:style-name="Mgr11" draw:text-style-name="MP13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8">Angles : </text:span><text:span text:style-name="MT99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8">Angles : </text:span><text:span text:style-name="MT107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8">Angles : </text:span><text:span text:style-name="MT99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26" draw:name="Shape4_18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27" draw:name="Shape4_18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1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24" draw:name="Shape3_34" draw:style-name="Mgr11" draw:text-style-name="MP13" svg:x1="15.448cm" svg:y1="0.365cm" svg:x2="20.496cm" svg:y2="0.36cm"><text:p/></draw:line><text:span text:style-name="MT108">Angles</text:span><text:span text:style-name="MT109"> : </text:span><text:span text:style-name="MT110">Calculer des mesures d’angle</text:span></text:p>
      </style:header>
      <style:header-left>
        <text:p text:style-name="_5f_Header_20_G_20_page_20_paire_20__28_G_29_"><draw:line text:anchor-type="paragraph" draw:z-index="325" draw:name="Shape3_36" draw:style-name="Mgr11" draw:text-style-name="MP13" svg:x1="15.448cm" svg:y1="0.365cm" svg:x2="20.496cm" svg:y2="0.36cm"><text:p/></draw:line><text:span text:style-name="MT108">Angles : </text:span><text:span text:style-name="MT110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8">Angles : </text:span><text:span text:style-name="MT99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8">Angles : </text:span><text:span text:style-name="MT111">Calculer des </text:span><text:span text:style-name="MT107">Mesure</text:span><text:span text:style-name="MT111">s</text:span><text:span text:style-name="MT107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8">Angles : </text:span><text:span text:style-name="MT112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63"><draw:line text:anchor-type="paragraph" draw:z-index="257" draw:name="Shape3_39" draw:style-name="Mgr8" draw:text-style-name="MP13" svg:x1="10.308cm" svg:y1="0.388cm" svg:x2="20.496cm" svg:y2="0.36cm"><text:p/></draw:line><draw:path text:anchor-type="paragraph" draw:z-index="258" draw:name="Shape1_12" draw:style-name="Mgr7" draw:text-style-name="MP35" svg:width="4.329cm" svg:height="2.238cm" svg:x="-1.5cm" svg:y="-1.001cm" svg:viewBox="0 0 4330 2239" svg:d="M0 2239l3984-288c209-15 363-167 345-342l-170-1609h-4159z"><text:p/></draw:path><text:span text:style-name="MT74">Fractions</text:span><text:span text:style-name="MT75"> : </text:span><text:span text:style-name="MT76">Problèmes</text:span><text:span text:style-name="MT75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59" draw:name="Shape4_25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77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27" draw:name="Shape4_8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28" draw:name="Shape4_26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29" draw:name="Shape4_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31" draw:name="Shape4_10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32" draw:name="Shape4_15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33" draw:name="Shape4_15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4"><text:span text:style-name="MT113"><text:s text:c="15"/>A</text:span>ires : Aire et unité</text:p>
      </style:header>
      <style:header-left>
        <text:p text:style-name="MP64"><text:span text:style-name="MT113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30" draw:name="Shape4_15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62">Géométrie plane, </text:span><text:span text:style-name="MT114">partie 1</text:span> : <text:span text:style-name="MT115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16">Géométrie plane, </text:span><text:span text:style-name="MT117">partie 1</text:span><text:span text:style-name="MT116"> : </text:span><text:span text:style-name="MT118">assembler et décomposer</text:span></text:p></draw:text-box></draw:frame><draw:g text:anchor-type="paragraph" draw:z-index="128" draw:name="Shape4_216" draw:style-name="Mgr1"><draw:path draw:style-name="Mgr6" draw:text-style-name="MP19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29" draw:name="Shape4_21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, </text:span><text:span text:style-name="MT117">partie 1</text:span><text:span text:style-name="MT66"> : </text:span><text:span text:style-name="MT118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8"><text:span text:style-name="MT119">Géométrie plane</text:span><text:span text:style-name="MT120"> : </text:span><text:span text:style-name="MT121">Vocabulaire</text:span></text:p>
      </style:header>
      <style:footer>
        <text:p text:style-name="MP7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2">vocabulaire</text:span></text:p></draw:text-box></draw:frame><draw:g text:anchor-type="paragraph" draw:z-index="126" draw:name="Shape4_213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2">vocabulaire</text:span></text:p></draw:text-box></draw:frame><draw:g text:anchor-type="paragraph" draw:z-index="127" draw:name="Shape4_214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62">Géométrie plane, </text:span><text:span text:style-name="MT114">partie 1</text:span> : <text:span text:style-name="MT123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16">Géométrie plane, </text:span><text:span text:style-name="MT117">partie 1</text:span><text:span text:style-name="MT116"> : </text:span><text:span text:style-name="MT124">coder</text:span></text:p></draw:text-box></draw:frame><draw:g text:anchor-type="paragraph" draw:z-index="124" draw:name="Shape4_211" draw:style-name="Mgr1"><draw:path draw:style-name="Mgr6" draw:text-style-name="MP19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66">Géométrie plane, </text:span><text:span text:style-name="MT117">partie 1</text:span><text:span text:style-name="MT66"> : </text:span><text:span text:style-name="MT124">coder</text:span></text:p></draw:text-box></draw:frame><draw:g text:anchor-type="paragraph" draw:z-index="125" draw:name="Shape4_212" draw:style-name="Mgr1"><draw:path draw:style-name="Mgr6" draw:text-style-name="MP19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8"><text:span text:style-name="MT119">Géométrie plane</text:span><text:span text:style-name="MT120"> : </text:span><text:span text:style-name="MT121">Vocabulaire</text:span></text:p>
      </style:header>
      <style:header-left>
        <text:p text:style-name="MP68"><text:span text:style-name="MT119">Géométrie plane</text:span><text:span text:style-name="MT120"> : </text:span><text:span text:style-name="MT121">Vocabulaire</text:span></text:p>
      </style:header-left>
      <style:footer>
        <text:p text:style-name="MP7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2">vocabulaire</text:span></text:p></draw:text-box></draw:frame><draw:g text:anchor-type="paragraph" draw:z-index="122" draw:name="Shape4_209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2">vocabulaire</text:span></text:p></draw:text-box></draw:frame><draw:g text:anchor-type="paragraph" draw:z-index="123" draw:name="Shape4_210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62">Géométrie plane</text:span> : <text:span text:style-name="MT63">P</text:span><text:span text:style-name="MT64">arallèles, perpendiculaires,<text:line-break/> </text:span><text:span text:style-name="MT65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draw:g text:anchor-type="paragraph" draw:z-index="120" draw:name="Shape4_20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Géométrie plane : </text:span><text:span text:style-name="MT67">Parallèles, perpendiculaires, </text:span><text:span text:style-name="MT68">distances</text:span></text:h></draw:text-box></draw:frame></text:p>
      </style:footer>
      <style:footer-left>
        <text:h text:style-name="_5f_Footer_20_page_20_paire_20__28_G_29_" text:outline-level="1"><draw:frame draw:style-name="Mfr1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draw:g text:anchor-type="paragraph" draw:z-index="121" draw:name="Shape4_206" draw:style-name="Mgr1"><draw:path draw:style-name="Mgr6" draw:text-style-name="MP19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7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18" draw:name="Shape4_205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19" draw:name="Shape4_154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62">Géométrie plane</text:span> : <text:span text:style-name="MT126">Milieu, alignement, </text:span><text:span text:style-name="MT127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16" draw:name="Shape4_15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6">Géométrie plane : </text:span><text:span text:style-name="MT128">milieu, Alignement, </text:span><text:span text:style-name="MT129">APPARTENANCE</text:span></text:p></draw:text-box></draw:frame></text:p>
      </style:footer>
      <style:footer-left>
        <text:p text:style-name="MP7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17" draw:name="Shape4_15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128">milieu, alignement, </text:span><text:span text:style-name="MT129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0"><text:span text:style-name="MT130">S</text:span><text:span text:style-name="MT131">olides</text:span> : <text:span text:style-name="MT130">Vocabulaire, nature</text:span></text:p>
      </style:header>
      <style:footer>
        <text:p text:style-name="MP7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14" draw:name="Shape4_149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15" draw:name="Shape4_150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62">Géométrie plane</text:span> : <text:span text:style-name="MT62">Points, droites </text:span><text:span text:style-name="MT132">et cercles</text:span></text:p>
      </style:header>
      <style:footer>
        <text:p text:style-name="MP7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12" draw:name="Shape4_20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33">et cercles</text:span></text:p></draw:text-box></draw:frame></text:p>
      </style:footer>
      <style:footer-left>
        <text:p text:style-name="MP7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13" draw:name="Shape4_20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3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0"><text:span text:style-name="MT130">S</text:span><text:span text:style-name="MT131">olides</text:span> : <text:span text:style-name="MT130">Vocabulaire, nature</text:span></text:p>
      </style:header>
      <style:footer>
        <text:p text:style-name="MP7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10" draw:name="Shape4_200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11" draw:name="Shape4_201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24"><text:span text:style-name="MT49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08" draw:name="Shape4_19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>
      <style:footer-left>
        <text:p text:style-name="MP7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09" draw:name="Shape4_19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4">R</text:span><text:span text:style-name="MT135">epères du plan : Se </text:span><text:span text:style-name="MT136">déplacer</text:span></text:p>
      </style:header>
      <style:footer>
        <text:p text:style-name="MP7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8">Repères du plan : Se </text:span><text:span text:style-name="MT137">déplacer</text:span></text:p></draw:text-box></draw:frame><draw:g text:anchor-type="paragraph" draw:z-index="106" draw:name="Shape4_192" draw:style-name="Mgr1"><draw:path draw:style-name="Mgr6" draw:text-style-name="MP19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7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<text:span text:style-name="MT8">Repères du plan : se </text:span><text:span text:style-name="MT137">déplacer</text:span></text:p></draw:text-box></draw:frame><draw:g text:anchor-type="paragraph" draw:z-index="107" draw:name="Shape4_193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24"><text:span text:style-name="MT49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04" draw:name="Shape4_190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>
      <style:footer-left>
        <text:p text:style-name="MP7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05" draw:name="Shape4_19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43">R</text:span>epères du plan : Se repérer</text:p>
      </style:header>
      <style:header-left>
        <text:p text:style-name="_5f_Header_20_G_20_page_20_paire_20__28_G_29_"><text:span text:style-name="MT43">R</text:span>epères du plan : Se repérer</text:p>
      </style:header-left>
      <style:footer>
        <text:p text:style-name="MP7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Repères du plan : Se repérer</text:p></draw:text-box></draw:frame><draw:g text:anchor-type="paragraph" draw:z-index="102" draw:name="Shape4_117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Repères du plan : se repérer</text:p></draw:text-box></draw:frame><draw:g text:anchor-type="paragraph" draw:z-index="103" draw:name="Shape4_189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6">Volumes : Volumes par comptage</text:p>
      </style:header>
      <style:footer>
        <text:p text:style-name="MP7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1" draw:name="Shape4_17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/><text:span text:style-name="MT138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8"><draw:line text:anchor-type="paragraph" draw:z-index="94" draw:name="Shape7_8" draw:style-name="Mgr5" draw:text-style-name="MP13" svg:x1="9.042cm" svg:y1="0.36cm" svg:x2="20.461cm" svg:y2="0.36cm"><text:p/></draw:line><draw:path text:anchor-type="paragraph" draw:z-index="95" draw:name="Shape5_1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96" draw:name="Shape6_2" draw:style-name="Mgr13" draw:text-style-name="MP80" svg:width="2.703cm" svg:height="0.715cm" draw:transform="rotate (0.0872664625997165) translate (-0.172861111111111cm 0.218722222222222cm)"><draw:text-box><text:p text:style-name="MP13"><text:span text:style-name="MT139">Série 1</text:span></text:p></draw:text-box></draw:frame>T<text:span text:style-name="MT140">itre de la série</text:span></text:p>
      </style:header>
      <style:header-left>
        <text:p text:style-name="MP78"><draw:line text:anchor-type="paragraph" draw:z-index="98" draw:name="Shape7_9" draw:style-name="Mgr5" draw:text-style-name="MP13" svg:x1="9.042cm" svg:y1="0.36cm" svg:x2="20.461cm" svg:y2="0.36cm"><text:p/></draw:line><draw:path text:anchor-type="paragraph" draw:z-index="99" draw:name="Shape5_2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100" draw:name="Shape6_5" draw:style-name="Mgr13" draw:text-style-name="MP80" svg:width="2.703cm" svg:height="0.715cm" draw:transform="rotate (0.0872664625997165) translate (-0.172861111111111cm 0.218722222222222cm)"><draw:text-box><text:p text:style-name="MP13"><text:span text:style-name="MT139">Série 1</text:span></text:p></draw:text-box></draw:frame>T<text:span text:style-name="MT140">itre de la série</text:span></text:p>
      </style:header-left>
      <style:footer>
        <text:p text:style-name="MP7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97" draw:name="Shape8_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41">Angles</text:span> • <text:span text:style-name="MT141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1"><text:span text:style-name="MT113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93" draw:name="Shape4_17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90" draw:name="Shape4_18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91" draw:name="Shape4_18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92" draw:name="Shape4_1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3"><text:span text:style-name="MT31"><text:s text:c="15"/>A</text:span><text:span text:style-name="MT142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89" draw:name="Shape4_16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86" draw:name="Shape4_16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87" draw:name="Shape4_167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88" draw:name="Shape4_16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83" draw:name="Shape4_17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84" draw:name="Shape4_17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5" draw:name="Shape4_17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5"><text:span text:style-name="MT113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82" draw:name="Shape4_17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8"><draw:path text:anchor-type="paragraph" draw:z-index="75" draw:name="Shape5_3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76" draw:name="Shape6_3" draw:style-name="Mgr13" draw:text-style-name="MP80" svg:width="2.703cm" svg:height="0.715cm" draw:transform="rotate (0.0872664625997165) translate (-0.172861111111111cm 0.218722222222222cm)"><draw:text-box><text:p text:style-name="MP13"><text:span text:style-name="MT139">Série 1</text:span></text:p></draw:text-box></draw:frame><draw:line text:anchor-type="paragraph" draw:z-index="77" draw:name="Shape7_6" draw:style-name="Mgr5" draw:text-style-name="MP13" svg:x1="9.042cm" svg:y1="0.36cm" svg:x2="20.461cm" svg:y2="0.36cm"><text:p/></draw:line>T<text:span text:style-name="MT140">itre de la série</text:span></text:p>
      </style:header>
      <style:header-left>
        <text:p text:style-name="MP78"><draw:path text:anchor-type="paragraph" draw:z-index="79" draw:name="Shape5_4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80" draw:name="Shape6_4" draw:style-name="Mgr13" draw:text-style-name="MP80" svg:width="2.703cm" svg:height="0.715cm" draw:transform="rotate (0.0872664625997165) translate (-0.172861111111111cm 0.218722222222222cm)"><draw:text-box><text:p text:style-name="MP13"><text:span text:style-name="MT139">Série 1</text:span></text:p></draw:text-box></draw:frame><draw:line text:anchor-type="paragraph" draw:z-index="81" draw:name="Shape7_3" draw:style-name="Mgr5" draw:text-style-name="MP13" svg:x1="9.042cm" svg:y1="0.36cm" svg:x2="20.461cm" svg:y2="0.36cm"><text:p/></draw:line>T<text:span text:style-name="MT140">itre de la série</text:span></text:p>
      </style:header-left>
      <style:footer>
        <text:p text:style-name="MP7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78" draw:name="Shape8_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41">Angles</text:span> • <text:span text:style-name="MT141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3">Volumes : </text:span><text:span text:style-name="MT144">Calculs et conversions</text:span></text:p>
      </style:header>
      <style:header-left>
        <text:p text:style-name="_5f_Header_20_M_20_page_20_paire_20__28_G_29_"><text:span text:style-name="MT143">Volumes : </text:span><text:span text:style-name="MT144">Calculs et conversions</text:span></text:p>
      </style:header-left>
      <style:footer>
        <text:list xml:id="list3947327887" text:style-name="_5f_Numérotation_20_des_20_exercices">
          <text:list-item>
            <text:list>
              <text:list-item>
                <text:p text:style-name="MP87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/><text:span text:style-name="MT138">Volumes : </text:span><text:span text:style-name="MT145">Calculs et conversions</text:span> </text:p></draw:text-box></draw:frame><draw:g text:anchor-type="paragraph" draw:z-index="73" draw:name="Shape4_174" draw:style-name="Mgr1"><draw:path draw:style-name="Mgr4" draw:text-style-name="MP11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35413201085249" text:continue-numbering="true" text:style-name="_5f_Numérotation_20_des_20_exercices">
          <text:list-item>
            <text:list>
              <text:list-item>
                <text:p text:style-name="MP87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/><text:span text:style-name="MT138">Volumes : </text:span><text:span text:style-name="MT145">Calculs et conversions</text:span> </text:p></draw:text-box></draw:frame><draw:g text:anchor-type="paragraph" draw:z-index="74" draw:name="Shape4_175" draw:style-name="Mgr1"><draw:path draw:style-name="Mgr4" draw:text-style-name="MP11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0"><text:span text:style-name="MT130">S</text:span><text:span text:style-name="MT131">olides</text:span> : <text:span text:style-name="MT130">Vocabulaire, nature</text:span></text:p>
      </style:header>
      <style:footer>
        <text:p text:style-name="MP7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71" draw:name="Shape4_196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72" draw:name="Shape4_197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8"><text:span text:style-name="MT62">Géométrie plane</text:span> : <text:span text:style-name="MT146">D</text:span><text:span text:style-name="MT62">roites, </text:span><text:span text:style-name="MT147">demi-droites </text:span><text:span text:style-name="MT148">&amp; </text:span><text:span text:style-name="MT147">segments</text:span></text:p>
      </style:header>
      <style:footer>
        <text:p text:style-name="MP7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69" draw:name="Shape4_198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6">Géométrie plane : </text:span><text:span text:style-name="MT66">droites, </text:span><text:span text:style-name="MT149">DEMI-droites et segments</text:span></text:p></draw:text-box></draw:frame></text:p>
      </style:footer>
      <style:footer-left>
        <text:p text:style-name="MP7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0" draw:name="Shape4_19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droites, </text:span><text:span text:style-name="MT149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9"><text:span text:style-name="MT113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68" draw:name="Shape4_16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150">Aires</text:span><text:span text:style-name="MT28"> <text:s/>: </text:span><text:span text:style-name="MT150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65" draw:name="Shape4_16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66" draw:name="Shape4_16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67" draw:name="Shape4_16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1">Aires </text:span>: <text:span text:style-name="MT151">problèmes <text:s text:c="4"/></text:span></text:h>
      </style:footer>
      <style:footer-left>
        <text:p text:style-name="MP90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62" draw:name="Shape4_15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63" draw:name="Shape4_16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64" draw:name="Shape4_15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1"><text:span text:style-name="MT113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61" draw:name="Shape4_16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3"><text:span text:style-name="MT152">Constructions géométriques : </text:span><text:span text:style-name="MT153">Reproduire</text:span></text:p>
      </style:header>
      <style:header-left>
        <text:p text:style-name="MP93"><text:span text:style-name="MT152">Constructions géométriques : </text:span><text:span text:style-name="MT153">Reproduire</text:span></text:p>
      </style:header-left>
      <style:footer>
        <text:p text:style-name="MP7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59" draw:name="Shape10_0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7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3"><draw:g text:anchor-type="paragraph" draw:z-index="60" draw:name="Shape10_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7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57" draw:name="Shape4_208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7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58" draw:name="Shape4_20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8"><draw:line text:anchor-type="paragraph" draw:z-index="53" draw:name="Shape9_1" draw:style-name="Mgr11" draw:text-style-name="MP13" svg:x1="11.559cm" svg:y1="0.36cm" svg:x2="20.5cm" svg:y2="0.36cm"><text:p/></draw:line><draw:frame text:anchor-type="paragraph" draw:z-index="54" draw:name="Shape8_6" draw:style-name="Mgr13" draw:text-style-name="MP80" svg:width="2.703cm" svg:height="0.715cm" draw:transform="rotate (0.0872664625997165) translate (-0.172861111111111cm 0.218722222222222cm)"><draw:text-box><text:p text:style-name="MP13"><text:span text:style-name="MT139">Série 1</text:span></text:p></draw:text-box></draw:frame><draw:path text:anchor-type="paragraph" draw:z-index="55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7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6" draw:name="Shape10_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7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52" draw:name="Shape4_21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2"><text:span text:style-name="MT152">Constructions géométriques : </text:span><text:span text:style-name="MT153">Reproduire</text:span></text:p>
      </style:header-left>
      <style:footer>
        <text:p text:style-name="MP7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1" draw:name="Shape4_218" draw:style-name="Mgr1"><draw:path draw:style-name="Mgr6" draw:text-style-name="MP19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7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49" draw:name="Shape4_220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55">REPRODUIRE</text:span></text:p></draw:text-box></draw:frame></text:p>
      </style:footer>
      <style:footer-left>
        <text:p text:style-name="MP7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0" draw:name="Shape4_21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3"><text:span text:style-name="MT152">Constructions géométriques : </text:span><text:span text:style-name="MT153">Reproduire</text:span></text:p>
      </style:header>
      <style:footer>
        <text:p text:style-name="MP7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47" draw:name="Shape10_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7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3"><draw:g text:anchor-type="paragraph" draw:z-index="48" draw:name="Shape10_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7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6" draw:name="Shape4_22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44" draw:name="Shape4_25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7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4">solides : Vocabulaire, NatuRE</text:p></draw:text-box></draw:frame><draw:g text:anchor-type="paragraph" draw:z-index="45" draw:name="Shape4_256" draw:style-name="Mgr1"><draw:path draw:style-name="Mgr6" draw:text-style-name="MP19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0"><text:span text:style-name="MT130">S</text:span><text:span text:style-name="MT131">olides</text:span> : <text:span text:style-name="MT130">Vocabulaire, nature</text:span></text:p>
      </style:header>
      <style:header-left>
        <text:p text:style-name="MP70"><text:span text:style-name="MT130">S</text:span><text:span text:style-name="MT131">olides</text:span> : <text:span text:style-name="MT130">Vocabulaire, nature</text:span></text:p>
      </style:header-left>
      <style:footer>
        <text:p text:style-name="MP7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42" draw:name="Shape4_225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43" draw:name="Shape4_254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7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40" draw:name="Shape4_22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7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41" draw:name="Shape4_25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0">Solides : </text:span><text:span text:style-name="MT169">Patrons</text:span></text:p>
      </style:header>
      <style:header-left>
        <text:p text:style-name="_5f_Header_20_G_20_page_20_paire_20__28_G_29_"><text:span text:style-name="MT130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<text:span text:style-name="MT170">patrons</text:span></text:p></draw:text-box></draw:frame><draw:g text:anchor-type="paragraph" draw:z-index="38" draw:name="Shape4_223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7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39" draw:name="Shape4_252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7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36" draw:name="Shape4_22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7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37" draw:name="Shape4_25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>
      <style:header-left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-left>
      <style:footer>
        <text:p text:style-name="MP7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34" draw:name="Shape4_249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35" draw:name="Shape4_250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7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2" draw:name="Shape4_247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3" draw:name="Shape4_248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5"> : </text:span><text:span text:style-name="MT177">Reconnaissance et axes</text:span></text:p>
      </style:header>
      <style:footer>
        <text:p text:style-name="MP2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30" draw:name="Shape4_24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3">S</text:span>ymétrie axiale : reconnaissance et axes</text:h></draw:text-box></draw:frame></text:p>
      </style:footer>
      <style:footer-left>
        <text:p text:style-name="MP7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31" draw:name="Shape4_246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7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8" draw:name="Shape4_243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9" draw:name="Shape4_244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5"> : </text:span><text:span text:style-name="MT176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6" draw:name="Shape4_24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7"><draw:frame draw:style-name="Mfr1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27" draw:name="Shape4_24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6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7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4" draw:name="Shape4_226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ymétrie axiale : constructions</text:p></draw:text-box></draw:frame><draw:g text:anchor-type="paragraph" draw:z-index="25" draw:name="Shape4_240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43">S</text:span><text:span text:style-name="MT65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2" draw:name="Shape4_238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43">S</text:span>ymétrie axiale : Constructions</text:h></draw:text-box></draw:frame></text:p>
      </style:footer>
      <style:footer-left>
        <text:p text:style-name="MP7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23" draw:name="Shape4_23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-left>
      <style:footer>
        <text:p text:style-name="MP7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0" draw:name="Shape4_236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1" draw:name="Shape4_237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65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65"> : </text:span><text:span text:style-name="MT181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18" draw:name="Shape4_23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43">S</text:span>ymétrie axiale : axes de symétrie de figures</text:p></draw:text-box></draw:frame></text:p>
      </style:footer>
      <style:footer-left>
        <text:p text:style-name="MP7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19" draw:name="Shape4_23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7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6" draw:name="Shape4_232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7" draw:name="Shape4_233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43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14" draw:name="Shape4_230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43">S</text:span>ymétrie axiale : propriétés</text:p></draw:text-box></draw:frame></text:p>
      </style:footer>
      <style:footer-left>
        <text:p text:style-name="MP7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5" draw:name="Shape4_23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7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2" draw:name="Shape4_228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3" draw:name="Shape4_229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43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0" draw:name="Shape4_4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43">S</text:span>ymétrie axiale : pour aller plus loin</text:p></draw:text-box></draw:frame></text:p>
      </style:footer>
      <style:footer-left>
        <text:p text:style-name="MP7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1" draw:name="Shape4_22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4" draw:name="Shape3_1" draw:style-name="Mgr15" draw:text-style-name="MP13" svg:x1="10.893cm" svg:y1="0.403cm" svg:x2="20.503cm" svg:y2="0.327cm"><text:p/></draw:line><draw:path text:anchor-type="char" draw:z-index="5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8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7" draw:name="Shape3_38" draw:style-name="Mgr15" draw:text-style-name="MP13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6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54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Résoudre des problèmes</text:p></draw:text-box></draw:frame><draw:g text:anchor-type="paragraph" draw:z-index="9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22T13:39:02.237000000</dc:date>
    <meta:editing-duration>P3DT3H59M33S</meta:editing-duration>
    <meta:editing-cycles>483</meta:editing-cycles>
    <meta:generator>LibreOffice/7.1.5.2$Windows_X86_64 LibreOffice_project/85f04e9f809797b8199d13c421bd8a2b025d52b5</meta:generator>
    <meta:document-statistic meta:table-count="1" meta:image-count="0" meta:object-count="0" meta:page-count="1" meta:paragraph-count="758" meta:word-count="2837" meta:character-count="18391" meta:non-whitespace-character-count="15915"/>
    <meta:template xlink:type="simple" xlink:actuate="onRequest" xlink:title="lycee_v3" xlink:href="../Modele_cahier.ott" meta:date="2021-07-09T13:45:32.011278978"/>
  </office:meta>
</office:document-meta>
</file>